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0.1984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0.2752in"/>
    </style:style>
    <style:style style:name="co13" style:family="table-column">
      <style:table-column-properties fo:break-before="auto" style:column-width="2.1429in"/>
    </style:style>
    <style:style style:name="co14" style:family="table-column">
      <style:table-column-properties fo:break-before="auto" style:column-width="1.1161in"/>
    </style:style>
    <style:style style:name="co15" style:family="table-column">
      <style:table-column-properties fo:break-before="auto" style:column-width="1.12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nalysi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Game</text:p>
          </table:table-cell>
          <table:table-cell office:value-type="string">
            <text:p>Avg Win Margin</text:p>
          </table:table-cell>
          <table:table-cell office:value-type="string">
            <text:p>Win Pct</text:p>
          </table:table-cell>
        </table:table-row>
        <table:table-row table:style-name="ro1">
          <table:table-cell office:value-type="string">
            <text:p>Max vs Save Common</text:p>
          </table:table-cell>
          <table:table-cell table:formula="of:=['Max vs Save Common'.K7]" office:value-type="float" office:value="36.42">
            <text:p>36.42</text:p>
          </table:table-cell>
          <table:table-cell table:formula="of:=['Max vs Save Common'.L2]*100" office:value-type="float" office:value="64.6666666666667">
            <text:p>64.67</text:p>
          </table:table-cell>
        </table:table-row>
        <table:table-row table:style-name="ro1">
          <table:table-cell office:value-type="string">
            <text:p>Max vs Smart S</text:p>
          </table:table-cell>
          <table:table-cell table:formula="of:=['Max vs Smart S'.K7]" office:value-type="float" office:value="40.6666666666667">
            <text:p>40.67</text:p>
          </table:table-cell>
          <table:table-cell table:formula="of:=['Max vs Smart S'.L2]*100" office:value-type="float" office:value="52">
            <text:p>52</text:p>
          </table:table-cell>
        </table:table-row>
        <table:table-row table:style-name="ro1">
          <table:table-cell office:value-type="string">
            <text:p>Max vs Use Bonus</text:p>
          </table:table-cell>
          <table:table-cell table:formula="of:=['Max vs Use Bonus'.K7]" office:value-type="float" office:value="38.2533333333333">
            <text:p>38.25</text:p>
          </table:table-cell>
          <table:table-cell table:formula="of:=['Max vs Use Bonus'.L2]*100" office:value-type="float" office:value="57">
            <text:p>57</text:p>
          </table:table-cell>
        </table:table-row>
        <table:table-row table:style-name="ro1">
          <table:table-cell office:value-type="string">
            <text:p>Smart S vs Use Bonus</text:p>
          </table:table-cell>
          <table:table-cell table:formula="of:=['Smart S vs Use Bonus'.K7]" office:value-type="float" office:value="38.96">
            <text:p>38.96</text:p>
          </table:table-cell>
          <table:table-cell table:formula="of:=['Smart S vs Use Bonus'.L2]*100" office:value-type="float" office:value="53">
            <text:p>53</text:p>
          </table:table-cell>
        </table:table-row>
        <table:table-row table:style-name="ro1">
          <table:table-cell office:value-type="string">
            <text:p>Smart S vs Save Common</text:p>
          </table:table-cell>
          <table:table-cell table:formula="of:=['Smart S vs Save Common'.K7]" office:value-type="float" office:value="37.0466666666667">
            <text:p>37.05</text:p>
          </table:table-cell>
          <table:table-cell table:formula="of:=['Smart S vs Save Common'.L2]*100" office:value-type="float" office:value="66">
            <text:p>66</text:p>
          </table:table-cell>
        </table:table-row>
        <table:table-row table:style-name="ro1">
          <table:table-cell office:value-type="string">
            <text:p>Max vs Smart+SaveCommon</text:p>
          </table:table-cell>
          <table:table-cell table:formula="of:=['Max vs Smart S + Common'.K7]" office:value-type="float" office:value="39.15">
            <text:p>39.15</text:p>
          </table:table-cell>
          <table:table-cell table:formula="of:=['Max vs Smart S + Common'.L2]*100" office:value-type="float" office:value="63.6666666666667">
            <text:p>63.67</text:p>
          </table:table-cell>
        </table:table-row>
        <table:table-row table:style-name="ro1">
          <table:table-cell office:value-type="string">
            <text:p>Max vs Smart+Common+Bonus</text:p>
          </table:table-cell>
          <table:table-cell table:formula="of:=['Max vs SmartS+SaveCommon+Bonus'.K7]" office:value-type="float" office:value="39.91">
            <text:p>39.91</text:p>
          </table:table-cell>
          <table:table-cell table:formula="of:=['Max vs SmartS+SaveCommon+Bonus'.L2]*100" office:value-type="float" office:value="59">
            <text:p>5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>
            <draw:frame table:end-cell-address="Analysis.K35" table:end-x="0.6579in" table:end-y="0.0551in" draw:z-index="0" draw:style-name="gr1" svg:width="9.1331in" svg:height="4.2843in" svg:x="2.1177in" svg:y="0.0382in">
              <draw:object draw:notify-on-update-of-ranges="Analysis.B1:Analysis.C1 Analysis.A3:Analysis.A3 Analysis.B3:Analysis.C3 Analysis.A4:Analysis.A4 Analysis.B4:Analysis.C4 Analysis.A8:Analysis.A8 Analysis.B8:Analysis.C8 Analysis.A7:Analysis.A7 Analysis.B7:Analysis.C7 Analysis.A2:Analysis.A2 Analysis.B2:Analysis.C2 Analysis.A5:Analysis.A5 Analysis.B5:Analysis.C5 Analysis.A6:Analysis.A6 Analysis.B6:Analysis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Max vs Save Commo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96">
            <text:p>396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6">
            <text:p>6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94">
            <text:p>194</text:p>
          </table:table-cell>
          <table:table-cell table:style-name="ce1" table:formula="of:=[.K2]/SUM([.K2:.K3])" office:value-type="percentage" office:value="0.646666666666667">
            <text:p>64.67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46">
            <text:p>946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99">
            <text:p>99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06">
            <text:p>106</text:p>
          </table:table-cell>
          <table:table-cell table:style-name="ce1" table:formula="of:=[.K3]/SUM([.K2:.K3])" office:value-type="percentage" office:value="0.353333333333333">
            <text:p>35.33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96">
            <text:p>29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1">
            <text:p>971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25">
            <text:p>25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60.386666666667">
            <text:p>260.39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6">
            <text:p>6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5.153333333333">
            <text:p>245.15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05">
            <text:p>30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36">
            <text:p>36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6.42">
            <text:p>36.4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21">
            <text:p>32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table:formula="of:=[.A8]&gt;[.B8]" office:value-type="boolean" office:boolean-value="false">
            <text:p>FALSE</text:p>
          </table:table-cell>
          <table:table-cell table:formula="of:=MAX([.A8];[.B8])-MIN([.A8];[.B8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82">
            <text:p>82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5.16">
            <text:p>55.16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1">
            <text:p>28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91">
            <text:p>19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6">
            <text:p>556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68">
            <text:p>26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table:formula="of:=[.A14]&gt;[.B14]" office:value-type="boolean" office:boolean-value="false">
            <text:p>FALSE</text:p>
          </table:table-cell>
          <table:table-cell table:formula="of:=MAX([.A14];[.B14])-MIN([.A14];[.B1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3">
            <text:p>26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7]&gt;[.B17]" office:value-type="boolean" office:boolean-value="false">
            <text:p>FALSE</text:p>
          </table:table-cell>
          <table:table-cell table:formula="of:=MAX([.A17];[.B17])-MIN([.A17];[.B17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28">
            <text:p>2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66">
            <text:p>26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table:formula="of:=[.A22]&gt;[.B22]" office:value-type="boolean" office:boolean-value="false">
            <text:p>FALSE</text:p>
          </table:table-cell>
          <table:table-cell table:formula="of:=MAX([.A22];[.B22])-MIN([.A22];[.B2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20">
            <text:p>3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25]&gt;[.B25]" office:value-type="boolean" office:boolean-value="false">
            <text:p>FALSE</text:p>
          </table:table-cell>
          <table:table-cell table:formula="of:=MAX([.A25];[.B25])-MIN([.A25];[.B25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86">
            <text:p>28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67">
            <text:p>767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85">
            <text:p>2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5">
            <text:p>27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3">
            <text:p>773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0">
            <text:p>460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66">
            <text:p>26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table:formula="of:=[.A34]&gt;[.B34]" office:value-type="boolean" office:boolean-value="false">
            <text:p>FALSE</text:p>
          </table:table-cell>
          <table:table-cell table:formula="of:=MAX([.A34];[.B34])-MIN([.A34];[.B3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86">
            <text:p>28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59">
            <text:p>25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52">
            <text:p>2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46">
            <text:p>24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35">
            <text:p>835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65">
            <text:p>26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44]&gt;[.B44]" office:value-type="boolean" office:boolean-value="false">
            <text:p>FALSE</text:p>
          </table:table-cell>
          <table:table-cell table:formula="of:=MAX([.A44];[.B44])-MIN([.A44];[.B44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9">
            <text:p>2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65">
            <text:p>1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16">
            <text:p>2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96">
            <text:p>1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6">
            <text:p>946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7">
            <text:p>977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1">
            <text:p>2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0">
            <text:p>2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9">
            <text:p>25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7">
            <text:p>797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8">
            <text:p>2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0">
            <text:p>770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52">
            <text:p>952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table:formula="of:=[.A66]&gt;[.B66]" office:value-type="boolean" office:boolean-value="false">
            <text:p>FALSE</text:p>
          </table:table-cell>
          <table:table-cell table:formula="of:=MAX([.A66];[.B66])-MIN([.A66];[.B6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6">
            <text:p>20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table:formula="of:=[.A69]&gt;[.B69]" office:value-type="boolean" office:boolean-value="false">
            <text:p>FALSE</text:p>
          </table:table-cell>
          <table:table-cell table:formula="of:=MAX([.A69];[.B69])-MIN([.A69];[.B6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79">
            <text:p>27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96">
            <text:p>29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8">
            <text:p>18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7">
            <text:p>917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04">
            <text:p>30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78]&gt;[.B78]" office:value-type="boolean" office:boolean-value="false">
            <text:p>FALSE</text:p>
          </table:table-cell>
          <table:table-cell table:formula="of:=MAX([.A78];[.B78])-MIN([.A78];[.B78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38">
            <text:p>23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13">
            <text:p>2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table:formula="of:=[.A84]&gt;[.B84]" office:value-type="boolean" office:boolean-value="false">
            <text:p>FALSE</text:p>
          </table:table-cell>
          <table:table-cell table:formula="of:=MAX([.A84];[.B84])-MIN([.A84];[.B84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0">
            <text:p>28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79">
            <text:p>279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01">
            <text:p>2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49">
            <text:p>24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9">
            <text:p>249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7">
            <text:p>20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3">
            <text:p>26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33">
            <text:p>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table:formula="of:=[.A94]&gt;[.B94]" office:value-type="boolean" office:boolean-value="false">
            <text:p>FALSE</text:p>
          </table:table-cell>
          <table:table-cell table:formula="of:=MAX([.A94];[.B94])-MIN([.A94];[.B94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8">
            <text:p>23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formula="of:=[.A99]&gt;[.B99]" office:value-type="boolean" office:boolean-value="false">
            <text:p>FALSE</text:p>
          </table:table-cell>
          <table:table-cell table:formula="of:=MAX([.A99];[.B99])-MIN([.A99];[.B99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table:formula="of:=[.A102]&gt;[.B102]" office:value-type="boolean" office:boolean-value="false">
            <text:p>FALSE</text:p>
          </table:table-cell>
          <table:table-cell table:formula="of:=MAX([.A102];[.B102])-MIN([.A102];[.B10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5">
            <text:p>2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1">
            <text:p>24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1">
            <text:p>27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6">
            <text:p>1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4">
            <text:p>25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formula="of:=[.A112]&gt;[.B112]" office:value-type="boolean" office:boolean-value="true">
            <text:p>TRUE</text:p>
          </table:table-cell>
          <table:table-cell table:formula="of:=MAX([.A112];[.B112])-MIN([.A112];[.B11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3">
            <text:p>643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79">
            <text:p>27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44">
            <text:p>24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48">
            <text:p>24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41">
            <text:p>24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6">
            <text:p>206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98">
            <text:p>998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80">
            <text:p>28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128]&gt;[.B128]" office:value-type="boolean" office:boolean-value="false">
            <text:p>FALSE</text:p>
          </table:table-cell>
          <table:table-cell table:formula="of:=MAX([.A128];[.B128])-MIN([.A128];[.B128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15">
            <text:p>2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1">
            <text:p>921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[.A133]&gt;[.B133]" office:value-type="boolean" office:boolean-value="false">
            <text:p>FALSE</text:p>
          </table:table-cell>
          <table:table-cell table:formula="of:=MAX([.A133];[.B133])-MIN([.A133];[.B133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62">
            <text:p>26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6">
            <text:p>29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04">
            <text:p>20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4">
            <text:p>2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57">
            <text:p>25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3">
            <text:p>913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1">
            <text:p>2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6">
            <text:p>2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752">
            <text:p>752</text:p>
          </table:table-cell>
          <table:table-cell table:formula="of:=[.A149]&gt;[.B149]" office:value-type="boolean" office:boolean-value="false">
            <text:p>FALSE</text:p>
          </table:table-cell>
          <table:table-cell table:formula="of:=MAX([.A149];[.B149])-MIN([.A149];[.B14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80">
            <text:p>28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45">
            <text:p>24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60">
            <text:p>26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7">
            <text:p>28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20">
            <text:p>22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88">
            <text:p>28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5">
            <text:p>2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62">
            <text:p>762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93">
            <text:p>19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2">
            <text:p>292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.A162]&gt;[.B162]" office:value-type="boolean" office:boolean-value="false">
            <text:p>FALSE</text:p>
          </table:table-cell>
          <table:table-cell table:formula="of:=MAX([.A162];[.B162])-MIN([.A162];[.B162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77">
            <text:p>27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781">
            <text:p>781</text:p>
          </table:table-cell>
          <table:table-cell table:formula="of:=[.A166]&gt;[.B166]" office:value-type="boolean" office:boolean-value="false">
            <text:p>FALSE</text:p>
          </table:table-cell>
          <table:table-cell table:formula="of:=MAX([.A166];[.B166])-MIN([.A166];[.B16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66">
            <text:p>2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1">
            <text:p>971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80">
            <text:p>18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5">
            <text:p>26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2">
            <text:p>26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5">
            <text:p>875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5">
            <text:p>24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9">
            <text:p>2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8">
            <text:p>24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56">
            <text:p>25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1">
            <text:p>801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09">
            <text:p>20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64">
            <text:p>2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1">
            <text:p>841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881">
            <text:p>881</text:p>
          </table:table-cell>
          <table:table-cell table:formula="of:=[.A184]&gt;[.B184]" office:value-type="boolean" office:boolean-value="false">
            <text:p>FALSE</text:p>
          </table:table-cell>
          <table:table-cell table:formula="of:=MAX([.A184];[.B184])-MIN([.A184];[.B18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48">
            <text:p>24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15">
            <text:p>21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6">
            <text:p>886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6">
            <text:p>22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8">
            <text:p>608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75">
            <text:p>27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1">
            <text:p>25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87">
            <text:p>28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194]&gt;[.B194]" office:value-type="boolean" office:boolean-value="false">
            <text:p>FALSE</text:p>
          </table:table-cell>
          <table:table-cell table:formula="of:=MAX([.A194];[.B194])-MIN([.A194];[.B19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table:formula="of:=[.A195]&gt;[.B195]" office:value-type="boolean" office:boolean-value="false">
            <text:p>FALSE</text:p>
          </table:table-cell>
          <table:table-cell table:formula="of:=MAX([.A195];[.B195])-MIN([.A195];[.B19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05">
            <text:p>30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9">
            <text:p>24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">
            <text:p>2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95">
            <text:p>1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91">
            <text:p>1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6">
            <text:p>876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34">
            <text:p>23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61">
            <text:p>2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table:formula="of:=[.A204]&gt;[.B204]" office:value-type="boolean" office:boolean-value="false">
            <text:p>FALSE</text:p>
          </table:table-cell>
          <table:table-cell table:formula="of:=MAX([.A204];[.B204])-MIN([.A204];[.B20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81">
            <text:p>28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8">
            <text:p>24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7">
            <text:p>19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10">
            <text:p>31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8">
            <text:p>858</text:p>
          </table:table-cell>
          <table:table-cell table:formula="of:=[.A213]&gt;[.B213]" office:value-type="boolean" office:boolean-value="false">
            <text:p>FALSE</text:p>
          </table:table-cell>
          <table:table-cell table:formula="of:=MAX([.A213];[.B213])-MIN([.A213];[.B213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13">
            <text:p>313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20">
            <text:p>920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table:formula="of:=[.A216]&gt;[.B216]" office:value-type="boolean" office:boolean-value="false">
            <text:p>FALSE</text:p>
          </table:table-cell>
          <table:table-cell table:formula="of:=MAX([.A216];[.B216])-MIN([.A216];[.B216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68">
            <text:p>26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13">
            <text:p>2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20">
            <text:p>32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80">
            <text:p>28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6">
            <text:p>26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16">
            <text:p>21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45">
            <text:p>24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table:formula="of:=[.A233]&gt;[.B233]" office:value-type="boolean" office:boolean-value="false">
            <text:p>FALSE</text:p>
          </table:table-cell>
          <table:table-cell table:formula="of:=MAX([.A233];[.B233])-MIN([.A233];[.B23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60">
            <text:p>26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2">
            <text:p>802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76">
            <text:p>876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4">
            <text:p>26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14">
            <text:p>31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9">
            <text:p>1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8">
            <text:p>818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12">
            <text:p>21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65">
            <text:p>26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04">
            <text:p>20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246]&gt;[.B246]" office:value-type="boolean" office:boolean-value="true">
            <text:p>TRUE</text:p>
          </table:table-cell>
          <table:table-cell table:formula="of:=MAX([.A246];[.B246])-MIN([.A246];[.B246])"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2">
            <text:p>22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table:formula="of:=[.A250]&gt;[.B250]" office:value-type="boolean" office:boolean-value="false">
            <text:p>FALSE</text:p>
          </table:table-cell>
          <table:table-cell table:formula="of:=MAX([.A250];[.B250])-MIN([.A250];[.B25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5">
            <text:p>2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36">
            <text:p>23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8">
            <text:p>528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77">
            <text:p>27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9">
            <text:p>22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3">
            <text:p>853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8">
            <text:p>26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5">
            <text:p>29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table:formula="of:=[.A263]&gt;[.B263]" office:value-type="boolean" office:boolean-value="false">
            <text:p>FALSE</text:p>
          </table:table-cell>
          <table:table-cell table:formula="of:=MAX([.A263];[.B263])-MIN([.A263];[.B26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6">
            <text:p>586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6">
            <text:p>18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formula="of:=[.A273]&gt;[.B273]" office:value-type="boolean" office:boolean-value="false">
            <text:p>FALSE</text:p>
          </table:table-cell>
          <table:table-cell table:formula="of:=MAX([.A273];[.B273])-MIN([.A273];[.B273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5">
            <text:p>645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42">
            <text:p>942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45">
            <text:p>24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A281]&gt;[.B281]" office:value-type="boolean" office:boolean-value="false">
            <text:p>FALSE</text:p>
          </table:table-cell>
          <table:table-cell table:formula="of:=MAX([.A281];[.B281])-MIN([.A281];[.B281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table:formula="of:=[.A283]&gt;[.B283]" office:value-type="boolean" office:boolean-value="false">
            <text:p>FALSE</text:p>
          </table:table-cell>
          <table:table-cell table:formula="of:=MAX([.A283];[.B283])-MIN([.A283];[.B283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52">
            <text:p>25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53">
            <text:p>2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67">
            <text:p>967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3">
            <text:p>613</text:p>
          </table:table-cell>
          <table:table-cell table:formula="of:=[.A290]&gt;[.B290]" office:value-type="boolean" office:boolean-value="false">
            <text:p>FALSE</text:p>
          </table:table-cell>
          <table:table-cell table:formula="of:=MAX([.A290];[.B290])-MIN([.A290];[.B29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8">
            <text:p>2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9">
            <text:p>829</text:p>
          </table:table-cell>
          <table:table-cell table:formula="of:=[.A294]&gt;[.B294]" office:value-type="boolean" office:boolean-value="false">
            <text:p>FALSE</text:p>
          </table:table-cell>
          <table:table-cell table:formula="of:=MAX([.A294];[.B294])-MIN([.A294];[.B29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74">
            <text:p>17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1">
            <text:p>27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24">
            <text:p>32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table:formula="of:=[.A301]&gt;[.B301]" office:value-type="boolean" office:boolean-value="false">
            <text:p>FALSE</text:p>
          </table:table-cell>
          <table:table-cell table:formula="of:=MAX([.A301];[.B301])-MIN([.A301];[.B301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table:number-columns-repeated="6"/>
        </table:table-row>
      </table:table>
      <table:table table:name="Max vs Smart S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6">
            <text:p>1.2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02">
            <text:p>502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28">
            <text:p>28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56">
            <text:p>156</text:p>
          </table:table-cell>
          <table:table-cell table:style-name="ce1" table:formula="of:=[.K2]/SUM([.K2:.K3])" office:value-type="percentage" office:value="0.52">
            <text:p>52.00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76">
            <text:p>1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67">
            <text:p>67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44">
            <text:p>144</text:p>
          </table:table-cell>
          <table:table-cell table:style-name="ce1" table:formula="of:=[.K3]/SUM([.K2:.K3])" office:value-type="percentage" office:value="0.48">
            <text:p>48.00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42">
            <text:p>3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4">
            <text:p>2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50">
            <text:p>50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3.686666666667">
            <text:p>253.69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05">
            <text:p>20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3">
            <text:p>833</text:p>
          </table:table-cell>
          <table:table-cell table:formula="of:=[.A6]&gt;[.B6]" office:value-type="boolean" office:boolean-value="false">
            <text:p>FALSE</text:p>
          </table:table-cell>
          <table:table-cell table:formula="of:=MAX([.A6];[.B6])-MIN([.A6];[.B6])" office:value-type="float" office:value="14">
            <text:p>14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8.146666666667">
            <text:p>248.1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55">
            <text:p>55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40.6666666666667">
            <text:p>40.67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2">
            <text:p>462</text:p>
          </table:table-cell>
          <table:table-cell table:formula="of:=[.A8]&gt;[.B8]" office:value-type="boolean" office:boolean-value="false">
            <text:p>FALSE</text:p>
          </table:table-cell>
          <table:table-cell table:formula="of:=MAX([.A8];[.B8])-MIN([.A8];[.B8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66">
            <text:p>26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24">
            <text:p>24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3.97">
            <text:p>53.97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5">
            <text:p>855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1">
            <text:p>28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25">
            <text:p>32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table:formula="of:=[.A14]&gt;[.B14]" office:value-type="boolean" office:boolean-value="false">
            <text:p>FALSE</text:p>
          </table:table-cell>
          <table:table-cell table:formula="of:=MAX([.A14];[.B14])-MIN([.A14];[.B14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8">
            <text:p>26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1">
            <text:p>24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formula="of:=[.A19]&gt;[.B19]" office:value-type="boolean" office:boolean-value="false">
            <text:p>FALSE</text:p>
          </table:table-cell>
          <table:table-cell table:formula="of:=MAX([.A19];[.B19])-MIN([.A19];[.B19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8">
            <text:p>2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22]&gt;[.B22]" office:value-type="boolean" office:boolean-value="false">
            <text:p>FALSE</text:p>
          </table:table-cell>
          <table:table-cell table:formula="of:=MAX([.A22];[.B22])-MIN([.A22];[.B2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24]&gt;[.B24]" office:value-type="boolean" office:boolean-value="false">
            <text:p>FALSE</text:p>
          </table:table-cell>
          <table:table-cell table:formula="of:=MAX([.A24];[.B24])-MIN([.A24];[.B24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08">
            <text:p>30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25]&gt;[.B25]" office:value-type="boolean" office:boolean-value="false">
            <text:p>FALSE</text:p>
          </table:table-cell>
          <table:table-cell table:formula="of:=MAX([.A25];[.B25])-MIN([.A25];[.B25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27]&gt;[.B27]" office:value-type="boolean" office:boolean-value="false">
            <text:p>FALSE</text:p>
          </table:table-cell>
          <table:table-cell table:formula="of:=MAX([.A27];[.B27])-MIN([.A27];[.B2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2">
            <text:p>2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93">
            <text:p>29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4">
            <text:p>674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5">
            <text:p>26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7">
            <text:p>897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6">
            <text:p>24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19">
            <text:p>819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6">
            <text:p>28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7">
            <text:p>18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7">
            <text:p>2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2">
            <text:p>1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4">
            <text:p>2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0">
            <text:p>2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48">
            <text:p>24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49]&gt;[.B49]" office:value-type="boolean" office:boolean-value="false">
            <text:p>FALSE</text:p>
          </table:table-cell>
          <table:table-cell table:formula="of:=MAX([.A49];[.B49])-MIN([.A49];[.B4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0">
            <text:p>730</text:p>
          </table:table-cell>
          <table:table-cell table:formula="of:=[.A51]&gt;[.B51]" office:value-type="boolean" office:boolean-value="false">
            <text:p>FALSE</text:p>
          </table:table-cell>
          <table:table-cell table:formula="of:=MAX([.A51];[.B51])-MIN([.A51];[.B5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1">
            <text:p>571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84">
            <text:p>1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79">
            <text:p>979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3">
            <text:p>2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39">
            <text:p>2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29">
            <text:p>3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1">
            <text:p>2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7">
            <text:p>807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81">
            <text:p>28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9">
            <text:p>19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table:formula="of:=[.A65]&gt;[.B65]" office:value-type="boolean" office:boolean-value="true">
            <text:p>TRUE</text:p>
          </table:table-cell>
          <table:table-cell table:formula="of:=MAX([.A65];[.B65])-MIN([.A65];[.B6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5">
            <text:p>775</text:p>
          </table:table-cell>
          <table:table-cell table:formula="of:=[.A66]&gt;[.B66]" office:value-type="boolean" office:boolean-value="false">
            <text:p>FALSE</text:p>
          </table:table-cell>
          <table:table-cell table:formula="of:=MAX([.A66];[.B66])-MIN([.A66];[.B6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09">
            <text:p>30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67]&gt;[.B67]" office:value-type="boolean" office:boolean-value="false">
            <text:p>FALSE</text:p>
          </table:table-cell>
          <table:table-cell table:formula="of:=MAX([.A67];[.B67])-MIN([.A67];[.B67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table:formula="of:=[.A70]&gt;[.B70]" office:value-type="boolean" office:boolean-value="false">
            <text:p>FALSE</text:p>
          </table:table-cell>
          <table:table-cell table:formula="of:=MAX([.A70];[.B70])-MIN([.A70];[.B70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6">
            <text:p>30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table:formula="of:=[.A72]&gt;[.B72]" office:value-type="boolean" office:boolean-value="false">
            <text:p>FALSE</text:p>
          </table:table-cell>
          <table:table-cell table:formula="of:=MAX([.A72];[.B72])-MIN([.A72];[.B72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5">
            <text:p>26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23">
            <text:p>22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41">
            <text:p>24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77">
            <text:p>17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32">
            <text:p>3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table:formula="of:=[.A78]&gt;[.B78]" office:value-type="boolean" office:boolean-value="false">
            <text:p>FALSE</text:p>
          </table:table-cell>
          <table:table-cell table:formula="of:=MAX([.A78];[.B78])-MIN([.A78];[.B78])"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98">
            <text:p>19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9">
            <text:p>24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52">
            <text:p>25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6">
            <text:p>22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0">
            <text:p>550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54">
            <text:p>25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1">
            <text:p>20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11">
            <text:p>2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9">
            <text:p>25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9">
            <text:p>27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90">
            <text:p>2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table:formula="of:=[.A99]&gt;[.B99]" office:value-type="boolean" office:boolean-value="false">
            <text:p>FALSE</text:p>
          </table:table-cell>
          <table:table-cell table:formula="of:=MAX([.A99];[.B99])-MIN([.A99];[.B9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12">
            <text:p>21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21">
            <text:p>821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10">
            <text:p>31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04">
            <text:p>30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21">
            <text:p>22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5">
            <text:p>955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29">
            <text:p>22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39">
            <text:p>23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table:formula="of:=[.A113]&gt;[.B113]" office:value-type="boolean" office:boolean-value="false">
            <text:p>FALSE</text:p>
          </table:table-cell>
          <table:table-cell table:formula="of:=MAX([.A113];[.B113])-MIN([.A113];[.B113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114]&gt;[.B114]" office:value-type="boolean" office:boolean-value="false">
            <text:p>FALSE</text:p>
          </table:table-cell>
          <table:table-cell table:formula="of:=MAX([.A114];[.B114])-MIN([.A114];[.B11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28">
            <text:p>3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table:formula="of:=[.A118]&gt;[.B118]" office:value-type="boolean" office:boolean-value="false">
            <text:p>FALSE</text:p>
          </table:table-cell>
          <table:table-cell table:formula="of:=MAX([.A118];[.B118])-MIN([.A118];[.B118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1">
            <text:p>2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table:formula="of:=[.A120]&gt;[.B120]" office:value-type="boolean" office:boolean-value="false">
            <text:p>FALSE</text:p>
          </table:table-cell>
          <table:table-cell table:formula="of:=MAX([.A120];[.B120])-MIN([.A120];[.B120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8">
            <text:p>848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87">
            <text:p>28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table:formula="of:=[.A126]&gt;[.B126]" office:value-type="boolean" office:boolean-value="false">
            <text:p>FALSE</text:p>
          </table:table-cell>
          <table:table-cell table:formula="of:=MAX([.A126];[.B126])-MIN([.A126];[.B12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45">
            <text:p>945</text:p>
          </table:table-cell>
          <table:table-cell table:formula="of:=[.A128]&gt;[.B128]" office:value-type="boolean" office:boolean-value="false">
            <text:p>FALSE</text:p>
          </table:table-cell>
          <table:table-cell table:formula="of:=MAX([.A128];[.B128])-MIN([.A128];[.B12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table:formula="of:=[.A129]&gt;[.B129]" office:value-type="boolean" office:boolean-value="false">
            <text:p>FALSE</text:p>
          </table:table-cell>
          <table:table-cell table:formula="of:=MAX([.A129];[.B129])-MIN([.A129];[.B12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44">
            <text:p>2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27">
            <text:p>22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table:formula="of:=[.A131]&gt;[.B131]" office:value-type="boolean" office:boolean-value="false">
            <text:p>FALSE</text:p>
          </table:table-cell>
          <table:table-cell table:formula="of:=MAX([.A131];[.B131])-MIN([.A131];[.B13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5">
            <text:p>22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50">
            <text:p>25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139]&gt;[.B139]" office:value-type="boolean" office:boolean-value="false">
            <text:p>FALSE</text:p>
          </table:table-cell>
          <table:table-cell table:formula="of:=MAX([.A139];[.B139])-MIN([.A139];[.B139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05">
            <text:p>20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7">
            <text:p>977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791">
            <text:p>791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3">
            <text:p>2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02">
            <text:p>3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53">
            <text:p>2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1">
            <text:p>2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01">
            <text:p>3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[.A151]&gt;[.B151]" office:value-type="boolean" office:boolean-value="false">
            <text:p>FALSE</text:p>
          </table:table-cell>
          <table:table-cell table:formula="of:=MAX([.A151];[.B151])-MIN([.A151];[.B151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61">
            <text:p>26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table:formula="of:=[.A153]&gt;[.B153]" office:value-type="boolean" office:boolean-value="false">
            <text:p>FALSE</text:p>
          </table:table-cell>
          <table:table-cell table:formula="of:=MAX([.A153];[.B153])-MIN([.A153];[.B153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5">
            <text:p>29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91">
            <text:p>2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A156]&gt;[.B156]" office:value-type="boolean" office:boolean-value="false">
            <text:p>FALSE</text:p>
          </table:table-cell>
          <table:table-cell table:formula="of:=MAX([.A156];[.B156])-MIN([.A156];[.B15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8">
            <text:p>848</text:p>
          </table:table-cell>
          <table:table-cell table:formula="of:=[.A157]&gt;[.B157]" office:value-type="boolean" office:boolean-value="false">
            <text:p>FALSE</text:p>
          </table:table-cell>
          <table:table-cell table:formula="of:=MAX([.A157];[.B157])-MIN([.A157];[.B157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79">
            <text:p>27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05">
            <text:p>3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4">
            <text:p>464</text:p>
          </table:table-cell>
          <table:table-cell table:formula="of:=[.A160]&gt;[.B160]" office:value-type="boolean" office:boolean-value="false">
            <text:p>FALSE</text:p>
          </table:table-cell>
          <table:table-cell table:formula="of:=MAX([.A160];[.B160])-MIN([.A160];[.B160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07">
            <text:p>20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4">
            <text:p>2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56">
            <text:p>25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49">
            <text:p>849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31">
            <text:p>23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22">
            <text:p>22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5">
            <text:p>26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3">
            <text:p>29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9">
            <text:p>23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38">
            <text:p>2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2">
            <text:p>312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03">
            <text:p>20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1">
            <text:p>2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formula="of:=[.A179]&gt;[.B179]" office:value-type="boolean" office:boolean-value="false">
            <text:p>FALSE</text:p>
          </table:table-cell>
          <table:table-cell table:formula="of:=MAX([.A179];[.B179])-MIN([.A179];[.B17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180]&gt;[.B180]" office:value-type="boolean" office:boolean-value="false">
            <text:p>FALSE</text:p>
          </table:table-cell>
          <table:table-cell table:formula="of:=MAX([.A180];[.B180])-MIN([.A180];[.B18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17">
            <text:p>2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5">
            <text:p>2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[.A186]&gt;[.B186]" office:value-type="boolean" office:boolean-value="false">
            <text:p>FALSE</text:p>
          </table:table-cell>
          <table:table-cell table:formula="of:=MAX([.A186];[.B186])-MIN([.A186];[.B186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formula="of:=[.A193]&gt;[.B193]" office:value-type="boolean" office:boolean-value="false">
            <text:p>FALSE</text:p>
          </table:table-cell>
          <table:table-cell table:formula="of:=MAX([.A193];[.B193])-MIN([.A193];[.B193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7">
            <text:p>897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8">
            <text:p>2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table:formula="of:=[.A197]&gt;[.B197]" office:value-type="boolean" office:boolean-value="false">
            <text:p>FALSE</text:p>
          </table:table-cell>
          <table:table-cell table:formula="of:=MAX([.A197];[.B197])-MIN([.A197];[.B19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4">
            <text:p>21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6">
            <text:p>936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41">
            <text:p>4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2">
            <text:p>25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7">
            <text:p>947</text:p>
          </table:table-cell>
          <table:table-cell table:formula="of:=[.A200]&gt;[.B200]" office:value-type="boolean" office:boolean-value="false">
            <text:p>FALSE</text:p>
          </table:table-cell>
          <table:table-cell table:formula="of:=MAX([.A200];[.B200])-MIN([.A200];[.B20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09">
            <text:p>30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2">
            <text:p>952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table:formula="of:=[.A204]&gt;[.B204]" office:value-type="boolean" office:boolean-value="false">
            <text:p>FALSE</text:p>
          </table:table-cell>
          <table:table-cell table:formula="of:=MAX([.A204];[.B204])-MIN([.A204];[.B20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7">
            <text:p>2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833">
            <text:p>833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1">
            <text:p>2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table:formula="of:=[.A212]&gt;[.B212]" office:value-type="boolean" office:boolean-value="false">
            <text:p>FALSE</text:p>
          </table:table-cell>
          <table:table-cell table:formula="of:=MAX([.A212];[.B212])-MIN([.A212];[.B21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37">
            <text:p>3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table:formula="of:=[.A213]&gt;[.B213]" office:value-type="boolean" office:boolean-value="false">
            <text:p>FALSE</text:p>
          </table:table-cell>
          <table:table-cell table:formula="of:=MAX([.A213];[.B213])-MIN([.A213];[.B21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7">
            <text:p>407</text:p>
          </table:table-cell>
          <table:table-cell table:formula="of:=[.A216]&gt;[.B216]" office:value-type="boolean" office:boolean-value="false">
            <text:p>FALSE</text:p>
          </table:table-cell>
          <table:table-cell table:formula="of:=MAX([.A216];[.B216])-MIN([.A216];[.B216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9">
            <text:p>20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34">
            <text:p>33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table:formula="of:=[.A221]&gt;[.B221]" office:value-type="boolean" office:boolean-value="false">
            <text:p>FALSE</text:p>
          </table:table-cell>
          <table:table-cell table:formula="of:=MAX([.A221];[.B221])-MIN([.A221];[.B221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70">
            <text:p>27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4">
            <text:p>23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33">
            <text:p>23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3">
            <text:p>583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14">
            <text:p>2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12">
            <text:p>2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12">
            <text:p>2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5">
            <text:p>2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27">
            <text:p>3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table:formula="of:=[.A238]&gt;[.B238]" office:value-type="boolean" office:boolean-value="false">
            <text:p>FALSE</text:p>
          </table:table-cell>
          <table:table-cell table:formula="of:=MAX([.A238];[.B238])-MIN([.A238];[.B23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2">
            <text:p>2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1">
            <text:p>2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1">
            <text:p>521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81">
            <text:p>28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59">
            <text:p>15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6">
            <text:p>946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7">
            <text:p>26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256]&gt;[.B256]" office:value-type="boolean" office:boolean-value="false">
            <text:p>FALSE</text:p>
          </table:table-cell>
          <table:table-cell table:formula="of:=MAX([.A256];[.B256])-MIN([.A256];[.B256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6">
            <text:p>20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33">
            <text:p>23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2">
            <text:p>452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61">
            <text:p>26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table:formula="of:=[.A261]&gt;[.B261]" office:value-type="boolean" office:boolean-value="false">
            <text:p>FALSE</text:p>
          </table:table-cell>
          <table:table-cell table:formula="of:=MAX([.A261];[.B261])-MIN([.A261];[.B26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1">
            <text:p>2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5">
            <text:p>785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7">
            <text:p>26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89">
            <text:p>28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[.A265]&gt;[.B265]" office:value-type="boolean" office:boolean-value="false">
            <text:p>FALSE</text:p>
          </table:table-cell>
          <table:table-cell table:formula="of:=MAX([.A265];[.B265])-MIN([.A265];[.B26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78">
            <text:p>2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table:formula="of:=[.A266]&gt;[.B266]" office:value-type="boolean" office:boolean-value="false">
            <text:p>FALSE</text:p>
          </table:table-cell>
          <table:table-cell table:formula="of:=MAX([.A266];[.B266])-MIN([.A266];[.B266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7">
            <text:p>697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78">
            <text:p>1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79">
            <text:p>27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6">
            <text:p>966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  <table:table-cell table:formula="of:=[.A273]&gt;[.B273]" office:value-type="boolean" office:boolean-value="false">
            <text:p>FALSE</text:p>
          </table:table-cell>
          <table:table-cell table:formula="of:=MAX([.A273];[.B273])-MIN([.A273];[.B273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81">
            <text:p>2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1">
            <text:p>23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11">
            <text:p>21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table:formula="of:=[.A279]&gt;[.B279]" office:value-type="boolean" office:boolean-value="false">
            <text:p>FALSE</text:p>
          </table:table-cell>
          <table:table-cell table:formula="of:=MAX([.A279];[.B279])-MIN([.A279];[.B279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82">
            <text:p>28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table:formula="of:=[.A281]&gt;[.B281]" office:value-type="boolean" office:boolean-value="false">
            <text:p>FALSE</text:p>
          </table:table-cell>
          <table:table-cell table:formula="of:=MAX([.A281];[.B281])-MIN([.A281];[.B28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2">
            <text:p>25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A284]&gt;[.B284]" office:value-type="boolean" office:boolean-value="false">
            <text:p>FALSE</text:p>
          </table:table-cell>
          <table:table-cell table:formula="of:=MAX([.A284];[.B284])-MIN([.A284];[.B28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6">
            <text:p>22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51">
            <text:p>951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13">
            <text:p>3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84">
            <text:p>28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57">
            <text:p>2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74">
            <text:p>2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table:formula="of:=[.A293]&gt;[.B293]" office:value-type="boolean" office:boolean-value="false">
            <text:p>FALSE</text:p>
          </table:table-cell>
          <table:table-cell table:formula="of:=MAX([.A293];[.B293])-MIN([.A293];[.B29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[.A294]&gt;[.B294]" office:value-type="boolean" office:boolean-value="false">
            <text:p>FALSE</text:p>
          </table:table-cell>
          <table:table-cell table:formula="of:=MAX([.A294];[.B294])-MIN([.A294];[.B294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5">
            <text:p>3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5">
            <text:p>845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39">
            <text:p>2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2">
            <text:p>832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49">
            <text:p>24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3">
            <text:p>2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301]&gt;[.B301]" office:value-type="boolean" office:boolean-value="false">
            <text:p>FALSE</text:p>
          </table:table-cell>
          <table:table-cell table:formula="of:=MAX([.A301];[.B301])-MIN([.A301];[.B301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table:number-columns-repeated="6"/>
        </table:table-row>
      </table:table>
      <table:table table:name="Max vs Use Bonus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17">
            <text:p>1.17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10">
            <text:p>3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15">
            <text:p>15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71">
            <text:p>171</text:p>
          </table:table-cell>
          <table:table-cell table:style-name="ce1" table:formula="of:=[.K2]/SUM([.K2:.K3])" office:value-type="percentage" office:value="0.57">
            <text:p>57.00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51">
            <text:p>851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50">
            <text:p>50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29">
            <text:p>129</text:p>
          </table:table-cell>
          <table:table-cell table:style-name="ce1" table:formula="of:=[.K3]/SUM([.K2:.K3])" office:value-type="percentage" office:value="0.43">
            <text:p>43.00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44">
            <text:p>24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960">
            <text:p>960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48">
            <text:p>2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31">
            <text:p>31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4.006666666667">
            <text:p>254.0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1">
            <text:p>11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7.113333333333">
            <text:p>247.1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65">
            <text:p>965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57">
            <text:p>57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8.2533333333333">
            <text:p>38.25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36">
            <text:p>936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97">
            <text:p>997</text:p>
          </table:table-cell>
          <table:table-cell table:formula="of:=[.A9]&gt;[.B9]" office:value-type="boolean" office:boolean-value="false">
            <text:p>FALSE</text:p>
          </table:table-cell>
          <table:table-cell table:formula="of:=MAX([.A9];[.B9])-MIN([.A9];[.B9])" office:value-type="float" office:value="19">
            <text:p>19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3.9333333333333">
            <text:p>53.9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831">
            <text:p>831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86">
            <text:p>28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5">
            <text:p>2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5">
            <text:p>23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87">
            <text:p>18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8">
            <text:p>688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2">
            <text:p>30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74">
            <text:p>27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7">
            <text:p>977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73">
            <text:p>973</text:p>
          </table:table-cell>
          <table:table-cell table:formula="of:=[.A25]&gt;[.B25]" office:value-type="boolean" office:boolean-value="false">
            <text:p>FALSE</text:p>
          </table:table-cell>
          <table:table-cell table:formula="of:=MAX([.A25];[.B25])-MIN([.A25];[.B2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6">
            <text:p>26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87">
            <text:p>28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table:formula="of:=[.A29]&gt;[.B29]" office:value-type="boolean" office:boolean-value="false">
            <text:p>FALSE</text:p>
          </table:table-cell>
          <table:table-cell table:formula="of:=MAX([.A29];[.B29])-MIN([.A29];[.B29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92">
            <text:p>29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8">
            <text:p>27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1">
            <text:p>2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3">
            <text:p>27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12">
            <text:p>912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59">
            <text:p>25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9">
            <text:p>26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4">
            <text:p>654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96">
            <text:p>29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34">
            <text:p>934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table:formula="of:=[.A44]&gt;[.B44]" office:value-type="boolean" office:boolean-value="false">
            <text:p>FALSE</text:p>
          </table:table-cell>
          <table:table-cell table:formula="of:=MAX([.A44];[.B44])-MIN([.A44];[.B44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82">
            <text:p>28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49]&gt;[.B49]" office:value-type="boolean" office:boolean-value="false">
            <text:p>FALSE</text:p>
          </table:table-cell>
          <table:table-cell table:formula="of:=MAX([.A49];[.B49])-MIN([.A49];[.B49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19">
            <text:p>3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table:formula="of:=[.A51]&gt;[.B51]" office:value-type="boolean" office:boolean-value="false">
            <text:p>FALSE</text:p>
          </table:table-cell>
          <table:table-cell table:formula="of:=MAX([.A51];[.B51])-MIN([.A51];[.B5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[.A53]&gt;[.B53]" office:value-type="boolean" office:boolean-value="false">
            <text:p>FALSE</text:p>
          </table:table-cell>
          <table:table-cell table:formula="of:=MAX([.A53];[.B53])-MIN([.A53];[.B5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4">
            <text:p>694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59">
            <text:p>25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84">
            <text:p>28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[.A61]&gt;[.B61]" office:value-type="boolean" office:boolean-value="false">
            <text:p>FALSE</text:p>
          </table:table-cell>
          <table:table-cell table:formula="of:=MAX([.A61];[.B61])-MIN([.A61];[.B61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20">
            <text:p>22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90">
            <text:p>990</text:p>
          </table:table-cell>
          <table:table-cell table:formula="of:=[.A65]&gt;[.B65]" office:value-type="boolean" office:boolean-value="true">
            <text:p>TRUE</text:p>
          </table:table-cell>
          <table:table-cell table:formula="of:=MAX([.A65];[.B65])-MIN([.A65];[.B65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6">
            <text:p>23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0">
            <text:p>27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87">
            <text:p>887</text:p>
          </table:table-cell>
          <table:table-cell table:formula="of:=[.A67]&gt;[.B67]" office:value-type="boolean" office:boolean-value="false">
            <text:p>FALSE</text:p>
          </table:table-cell>
          <table:table-cell table:formula="of:=MAX([.A67];[.B67])-MIN([.A67];[.B6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19">
            <text:p>3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table:formula="of:=[.A70]&gt;[.B70]" office:value-type="boolean" office:boolean-value="false">
            <text:p>FALSE</text:p>
          </table:table-cell>
          <table:table-cell table:formula="of:=MAX([.A70];[.B70])-MIN([.A70];[.B70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10">
            <text:p>3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table:formula="of:=[.A71]&gt;[.B71]" office:value-type="boolean" office:boolean-value="false">
            <text:p>FALSE</text:p>
          </table:table-cell>
          <table:table-cell table:formula="of:=MAX([.A71];[.B71])-MIN([.A71];[.B71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15">
            <text:p>21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38">
            <text:p>23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8">
            <text:p>2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3">
            <text:p>613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8">
            <text:p>618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4">
            <text:p>22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6">
            <text:p>586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2">
            <text:p>2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6">
            <text:p>20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01">
            <text:p>20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76">
            <text:p>17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table:formula="of:=[.A85]&gt;[.B85]" office:value-type="boolean" office:boolean-value="true">
            <text:p>TRUE</text:p>
          </table:table-cell>
          <table:table-cell table:formula="of:=MAX([.A85];[.B85])-MIN([.A85];[.B8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2">
            <text:p>732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2">
            <text:p>23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14">
            <text:p>914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13">
            <text:p>4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159">
            <text:p>15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12">
            <text:p>3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5">
            <text:p>1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80">
            <text:p>580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18">
            <text:p>2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2">
            <text:p>902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45">
            <text:p>945</text:p>
          </table:table-cell>
          <table:table-cell table:formula="of:=[.A94]&gt;[.B94]" office:value-type="boolean" office:boolean-value="false">
            <text:p>FALSE</text:p>
          </table:table-cell>
          <table:table-cell table:formula="of:=MAX([.A94];[.B94])-MIN([.A94];[.B9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99">
            <text:p>29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49">
            <text:p>249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07">
            <text:p>20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80">
            <text:p>28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00">
            <text:p>900</text:p>
          </table:table-cell>
          <table:table-cell table:formula="of:=[.A99]&gt;[.B99]" office:value-type="boolean" office:boolean-value="false">
            <text:p>FALSE</text:p>
          </table:table-cell>
          <table:table-cell table:formula="of:=MAX([.A99];[.B99])-MIN([.A99];[.B99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27">
            <text:p>32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9">
            <text:p>2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[.A101]&gt;[.B101]" office:value-type="boolean" office:boolean-value="false">
            <text:p>FALSE</text:p>
          </table:table-cell>
          <table:table-cell table:formula="of:=MAX([.A101];[.B101])-MIN([.A101];[.B10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02">
            <text:p>30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table:formula="of:=[.A102]&gt;[.B102]" office:value-type="boolean" office:boolean-value="false">
            <text:p>FALSE</text:p>
          </table:table-cell>
          <table:table-cell table:formula="of:=MAX([.A102];[.B102])-MIN([.A102];[.B102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52">
            <text:p>2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773">
            <text:p>773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77">
            <text:p>27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4">
            <text:p>974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73">
            <text:p>27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75">
            <text:p>875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5">
            <text:p>27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A112]&gt;[.B112]" office:value-type="boolean" office:boolean-value="true">
            <text:p>TRUE</text:p>
          </table:table-cell>
          <table:table-cell table:formula="of:=MAX([.A112];[.B112])-MIN([.A112];[.B11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0">
            <text:p>23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67">
            <text:p>2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[.A119]&gt;[.B119]" office:value-type="boolean" office:boolean-value="false">
            <text:p>FALSE</text:p>
          </table:table-cell>
          <table:table-cell table:formula="of:=MAX([.A119];[.B119])-MIN([.A119];[.B119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8">
            <text:p>718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6">
            <text:p>3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A126]&gt;[.B126]" office:value-type="boolean" office:boolean-value="false">
            <text:p>FALSE</text:p>
          </table:table-cell>
          <table:table-cell table:formula="of:=MAX([.A126];[.B126])-MIN([.A126];[.B12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6">
            <text:p>26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1">
            <text:p>891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5">
            <text:p>25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26">
            <text:p>22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16">
            <text:p>2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23">
            <text:p>22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9">
            <text:p>949</text:p>
          </table:table-cell>
          <table:table-cell table:formula="of:=[.A139]&gt;[.B139]" office:value-type="boolean" office:boolean-value="false">
            <text:p>FALSE</text:p>
          </table:table-cell>
          <table:table-cell table:formula="of:=MAX([.A139];[.B139])-MIN([.A139];[.B13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15">
            <text:p>2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10">
            <text:p>3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9">
            <text:p>789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571">
            <text:p>571</text:p>
          </table:table-cell>
          <table:table-cell table:formula="of:=[.A144]&gt;[.B144]" office:value-type="boolean" office:boolean-value="false">
            <text:p>FALSE</text:p>
          </table:table-cell>
          <table:table-cell table:formula="of:=MAX([.A144];[.B144])-MIN([.A144];[.B14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3">
            <text:p>27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1">
            <text:p>26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table:formula="of:=[.A151]&gt;[.B151]" office:value-type="boolean" office:boolean-value="false">
            <text:p>FALSE</text:p>
          </table:table-cell>
          <table:table-cell table:formula="of:=MAX([.A151];[.B151])-MIN([.A151];[.B15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0">
            <text:p>30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table:formula="of:=[.A162]&gt;[.B162]" office:value-type="boolean" office:boolean-value="false">
            <text:p>FALSE</text:p>
          </table:table-cell>
          <table:table-cell table:formula="of:=MAX([.A162];[.B162])-MIN([.A162];[.B16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91">
            <text:p>29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2">
            <text:p>26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166]&gt;[.B166]" office:value-type="boolean" office:boolean-value="false">
            <text:p>FALSE</text:p>
          </table:table-cell>
          <table:table-cell table:formula="of:=MAX([.A166];[.B166])-MIN([.A166];[.B16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2">
            <text:p>22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9">
            <text:p>269</text:p>
          </table:table-cell>
          <table:table-cell table:formula="of:=[.A167]&gt;[.B167]" office:value-type="boolean" office:boolean-value="false">
            <text:p>FALSE</text:p>
          </table:table-cell>
          <table:table-cell table:formula="of:=MAX([.A167];[.B167])-MIN([.A167];[.B16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formula="of:=[.A168]&gt;[.B168]" office:value-type="boolean" office:boolean-value="false">
            <text:p>FALSE</text:p>
          </table:table-cell>
          <table:table-cell table:formula="of:=MAX([.A168];[.B168])-MIN([.A168];[.B168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24">
            <text:p>3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5">
            <text:p>845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1">
            <text:p>931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4">
            <text:p>904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6">
            <text:p>19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80">
            <text:p>28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2">
            <text:p>2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2">
            <text:p>2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84">
            <text:p>184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88">
            <text:p>988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51">
            <text:p>2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9">
            <text:p>719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27">
            <text:p>2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7">
            <text:p>2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27">
            <text:p>2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94">
            <text:p>194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897">
            <text:p>897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7">
            <text:p>2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08">
            <text:p>208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98">
            <text:p>19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08">
            <text:p>20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3">
            <text:p>2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3">
            <text:p>23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95">
            <text:p>29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63">
            <text:p>2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4">
            <text:p>2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table:formula="of:=[.A206]&gt;[.B206]" office:value-type="boolean" office:boolean-value="false">
            <text:p>FALSE</text:p>
          </table:table-cell>
          <table:table-cell table:formula="of:=MAX([.A206];[.B206])-MIN([.A206];[.B20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17">
            <text:p>2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11]&gt;[.B211]" office:value-type="boolean" office:boolean-value="false">
            <text:p>FALSE</text:p>
          </table:table-cell>
          <table:table-cell table:formula="of:=MAX([.A211];[.B211])-MIN([.A211];[.B21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04">
            <text:p>30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table:formula="of:=[.A212]&gt;[.B212]" office:value-type="boolean" office:boolean-value="false">
            <text:p>FALSE</text:p>
          </table:table-cell>
          <table:table-cell table:formula="of:=MAX([.A212];[.B212])-MIN([.A212];[.B212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4">
            <text:p>494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07">
            <text:p>30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23">
            <text:p>32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57">
            <text:p>25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0">
            <text:p>880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12">
            <text:p>31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224]&gt;[.B224]" office:value-type="boolean" office:boolean-value="false">
            <text:p>FALSE</text:p>
          </table:table-cell>
          <table:table-cell table:formula="of:=MAX([.A224];[.B224])-MIN([.A224];[.B224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9">
            <text:p>2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845">
            <text:p>845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4">
            <text:p>29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81">
            <text:p>28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66">
            <text:p>26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3">
            <text:p>21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9">
            <text:p>689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33">
            <text:p>23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54">
            <text:p>854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18">
            <text:p>3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8">
            <text:p>27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table:formula="of:=[.A238]&gt;[.B238]" office:value-type="boolean" office:boolean-value="false">
            <text:p>FALSE</text:p>
          </table:table-cell>
          <table:table-cell table:formula="of:=MAX([.A238];[.B238])-MIN([.A238];[.B23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6">
            <text:p>27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91">
            <text:p>2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99">
            <text:p>29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table:formula="of:=[.A244]&gt;[.B244]" office:value-type="boolean" office:boolean-value="false">
            <text:p>FALSE</text:p>
          </table:table-cell>
          <table:table-cell table:formula="of:=MAX([.A244];[.B244])-MIN([.A244];[.B24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97">
            <text:p>19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04">
            <text:p>304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69">
            <text:p>969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0">
            <text:p>22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4">
            <text:p>954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table:formula="of:=[.A256]&gt;[.B256]" office:value-type="boolean" office:boolean-value="false">
            <text:p>FALSE</text:p>
          </table:table-cell>
          <table:table-cell table:formula="of:=MAX([.A256];[.B256])-MIN([.A256];[.B256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2">
            <text:p>28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6">
            <text:p>996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3">
            <text:p>23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2">
            <text:p>982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58">
            <text:p>2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table:formula="of:=[.A261]&gt;[.B261]" office:value-type="boolean" office:boolean-value="false">
            <text:p>FALSE</text:p>
          </table:table-cell>
          <table:table-cell table:formula="of:=MAX([.A261];[.B261])-MIN([.A261];[.B26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89">
            <text:p>28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8">
            <text:p>1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0">
            <text:p>1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1">
            <text:p>21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94">
            <text:p>894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08">
            <text:p>3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69">
            <text:p>26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30">
            <text:p>2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48">
            <text:p>24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3">
            <text:p>563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table:formula="of:=[.A281]&gt;[.B281]" office:value-type="boolean" office:boolean-value="false">
            <text:p>FALSE</text:p>
          </table:table-cell>
          <table:table-cell table:formula="of:=MAX([.A281];[.B281])-MIN([.A281];[.B281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85">
            <text:p>18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48">
            <text:p>2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72">
            <text:p>17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62">
            <text:p>26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60">
            <text:p>26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88">
            <text:p>788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A293]&gt;[.B293]" office:value-type="boolean" office:boolean-value="false">
            <text:p>FALSE</text:p>
          </table:table-cell>
          <table:table-cell table:formula="of:=MAX([.A293];[.B293])-MIN([.A293];[.B29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table:formula="of:=[.A294]&gt;[.B294]" office:value-type="boolean" office:boolean-value="false">
            <text:p>FALSE</text:p>
          </table:table-cell>
          <table:table-cell table:formula="of:=MAX([.A294];[.B294])-MIN([.A294];[.B294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75">
            <text:p>27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9">
            <text:p>28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table:formula="of:=[.A301]&gt;[.B301]" office:value-type="boolean" office:boolean-value="false">
            <text:p>FALSE</text:p>
          </table:table-cell>
          <table:table-cell table:formula="of:=MAX([.A301];[.B301])-MIN([.A301];[.B301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6"/>
        </table:table-row>
      </table:table>
      <table:table table:name="Smart S vs Use Bonus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8333333333333">
            <text:p>1.2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44">
            <text:p>24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32">
            <text:p>32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59">
            <text:p>159</text:p>
          </table:table-cell>
          <table:table-cell table:style-name="ce1" table:formula="of:=[.K2]/SUM([.K2:.K3])" office:value-type="percentage" office:value="0.53">
            <text:p>53.00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9">
            <text:p>9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41">
            <text:p>141</text:p>
          </table:table-cell>
          <table:table-cell table:style-name="ce1" table:formula="of:=[.K3]/SUM([.K2:.K3])" office:value-type="percentage" office:value="0.47">
            <text:p>47.00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3">
            <text:p>283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85">
            <text:p>85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3.84">
            <text:p>253.8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4">
            <text:p>4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9.326666666667">
            <text:p>249.3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86">
            <text:p>28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25">
            <text:p>25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8.96">
            <text:p>38.9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84">
            <text:p>28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table:formula="of:=[.A9]&gt;[.B9]" office:value-type="boolean" office:boolean-value="false">
            <text:p>FALSE</text:p>
          </table:table-cell>
          <table:table-cell table:formula="of:=MAX([.A9];[.B9])-MIN([.A9];[.B9])" office:value-type="float" office:value="21">
            <text:p>2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4.0733333333333">
            <text:p>54.07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95">
            <text:p>2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6">
            <text:p>926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15">
            <text:p>21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96">
            <text:p>29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8">
            <text:p>698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formula="of:=[.A16]&gt;[.B16]" office:value-type="boolean" office:boolean-value="false">
            <text:p>FALSE</text:p>
          </table:table-cell>
          <table:table-cell table:formula="of:=MAX([.A16];[.B16])-MIN([.A16];[.B16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26">
            <text:p>32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A17]&gt;[.B17]" office:value-type="boolean" office:boolean-value="false">
            <text:p>FALSE</text:p>
          </table:table-cell>
          <table:table-cell table:formula="of:=MAX([.A17];[.B17])-MIN([.A17];[.B1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0">
            <text:p>690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">
            <text:p>2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88">
            <text:p>2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table:formula="of:=[.A24]&gt;[.B24]" office:value-type="boolean" office:boolean-value="false">
            <text:p>FALSE</text:p>
          </table:table-cell>
          <table:table-cell table:formula="of:=MAX([.A24];[.B24])-MIN([.A24];[.B2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7">
            <text:p>26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43">
            <text:p>2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5">
            <text:p>2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95">
            <text:p>29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A29]&gt;[.B29]" office:value-type="boolean" office:boolean-value="false">
            <text:p>FALSE</text:p>
          </table:table-cell>
          <table:table-cell table:formula="of:=MAX([.A29];[.B29])-MIN([.A29];[.B29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6">
            <text:p>22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4">
            <text:p>24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4">
            <text:p>694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48">
            <text:p>2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7">
            <text:p>28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63">
            <text:p>2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16">
            <text:p>916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8">
            <text:p>18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91">
            <text:p>19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4">
            <text:p>694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table:formula="of:=[.A43]&gt;[.B43]" office:value-type="boolean" office:boolean-value="false">
            <text:p>FALSE</text:p>
          </table:table-cell>
          <table:table-cell table:formula="of:=MAX([.A43];[.B43])-MIN([.A43];[.B43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22">
            <text:p>22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86">
            <text:p>28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0">
            <text:p>710</text:p>
          </table:table-cell>
          <table:table-cell table:formula="of:=[.A48]&gt;[.B48]" office:value-type="boolean" office:boolean-value="false">
            <text:p>FALSE</text:p>
          </table:table-cell>
          <table:table-cell table:formula="of:=MAX([.A48];[.B48])-MIN([.A48];[.B4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table:formula="of:=[.A49]&gt;[.B49]" office:value-type="boolean" office:boolean-value="false">
            <text:p>FALSE</text:p>
          </table:table-cell>
          <table:table-cell table:formula="of:=MAX([.A49];[.B49])-MIN([.A49];[.B4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table:formula="of:=[.A51]&gt;[.B51]" office:value-type="boolean" office:boolean-value="false">
            <text:p>FALSE</text:p>
          </table:table-cell>
          <table:table-cell table:formula="of:=MAX([.A51];[.B51])-MIN([.A51];[.B5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87">
            <text:p>28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30">
            <text:p>23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1">
            <text:p>851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96">
            <text:p>29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23">
            <text:p>823</text:p>
          </table:table-cell>
          <table:table-cell table:formula="of:=[.A54]&gt;[.B54]" office:value-type="boolean" office:boolean-value="false">
            <text:p>FALSE</text:p>
          </table:table-cell>
          <table:table-cell table:formula="of:=MAX([.A54];[.B54])-MIN([.A54];[.B5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07">
            <text:p>30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32">
            <text:p>23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91">
            <text:p>1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06">
            <text:p>30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table:formula="of:=[.A61]&gt;[.B61]" office:value-type="boolean" office:boolean-value="false">
            <text:p>FALSE</text:p>
          </table:table-cell>
          <table:table-cell table:formula="of:=MAX([.A61];[.B61])-MIN([.A61];[.B61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90">
            <text:p>19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7">
            <text:p>797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3">
            <text:p>653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12">
            <text:p>3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64">
            <text:p>264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917">
            <text:p>917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04">
            <text:p>30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89">
            <text:p>989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76">
            <text:p>27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3">
            <text:p>543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20">
            <text:p>22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55">
            <text:p>25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51">
            <text:p>25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  <table:table-cell table:formula="of:=[.A77]&gt;[.B77]" office:value-type="boolean" office:boolean-value="false">
            <text:p>FALSE</text:p>
          </table:table-cell>
          <table:table-cell table:formula="of:=MAX([.A77];[.B77])-MIN([.A77];[.B7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59">
            <text:p>859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965">
            <text:p>965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67">
            <text:p>6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7">
            <text:p>2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34">
            <text:p>23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A85]&gt;[.B85]" office:value-type="boolean" office:boolean-value="true">
            <text:p>TRUE</text:p>
          </table:table-cell>
          <table:table-cell table:formula="of:=MAX([.A85];[.B85])-MIN([.A85];[.B8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20">
            <text:p>3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table:formula="of:=[.A86]&gt;[.B86]" office:value-type="boolean" office:boolean-value="false">
            <text:p>FALSE</text:p>
          </table:table-cell>
          <table:table-cell table:formula="of:=MAX([.A86];[.B86])-MIN([.A86];[.B86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89">
            <text:p>289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56">
            <text:p>2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3">
            <text:p>26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8">
            <text:p>668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17">
            <text:p>2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9">
            <text:p>2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70">
            <text:p>2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A97]&gt;[.B97]" office:value-type="boolean" office:boolean-value="false">
            <text:p>FALSE</text:p>
          </table:table-cell>
          <table:table-cell table:formula="of:=MAX([.A97];[.B97])-MIN([.A97];[.B9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05">
            <text:p>20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table:formula="of:=[.A101]&gt;[.B101]" office:value-type="boolean" office:boolean-value="false">
            <text:p>FALSE</text:p>
          </table:table-cell>
          <table:table-cell table:formula="of:=MAX([.A101];[.B101])-MIN([.A101];[.B10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103]&gt;[.B103]" office:value-type="boolean" office:boolean-value="false">
            <text:p>FALSE</text:p>
          </table:table-cell>
          <table:table-cell table:formula="of:=MAX([.A103];[.B103])-MIN([.A103];[.B10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3">
            <text:p>22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85">
            <text:p>28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5">
            <text:p>815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0">
            <text:p>26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50">
            <text:p>25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65">
            <text:p>26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37">
            <text:p>2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71">
            <text:p>2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5">
            <text:p>825</text:p>
          </table:table-cell>
          <table:table-cell table:formula="of:=[.A114]&gt;[.B114]" office:value-type="boolean" office:boolean-value="false">
            <text:p>FALSE</text:p>
          </table:table-cell>
          <table:table-cell table:formula="of:=MAX([.A114];[.B114])-MIN([.A114];[.B114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04">
            <text:p>304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88">
            <text:p>988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A118]&gt;[.B118]" office:value-type="boolean" office:boolean-value="false">
            <text:p>FALSE</text:p>
          </table:table-cell>
          <table:table-cell table:formula="of:=MAX([.A118];[.B118])-MIN([.A118];[.B11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67">
            <text:p>26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table:formula="of:=[.A119]&gt;[.B119]" office:value-type="boolean" office:boolean-value="false">
            <text:p>FALSE</text:p>
          </table:table-cell>
          <table:table-cell table:formula="of:=MAX([.A119];[.B119])-MIN([.A119];[.B119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08">
            <text:p>20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9">
            <text:p>959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67">
            <text:p>2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32">
            <text:p>2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23">
            <text:p>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table:formula="of:=[.A129]&gt;[.B129]" office:value-type="boolean" office:boolean-value="false">
            <text:p>FALSE</text:p>
          </table:table-cell>
          <table:table-cell table:formula="of:=MAX([.A129];[.B129])-MIN([.A129];[.B129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34">
            <text:p>3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31]&gt;[.B131]" office:value-type="boolean" office:boolean-value="false">
            <text:p>FALSE</text:p>
          </table:table-cell>
          <table:table-cell table:formula="of:=MAX([.A131];[.B131])-MIN([.A131];[.B131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9">
            <text:p>309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03">
            <text:p>903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3">
            <text:p>31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2">
            <text:p>992</text:p>
          </table:table-cell>
          <table:table-cell table:formula="of:=[.A136]&gt;[.B136]" office:value-type="boolean" office:boolean-value="false">
            <text:p>FALSE</text:p>
          </table:table-cell>
          <table:table-cell table:formula="of:=MAX([.A136];[.B136])-MIN([.A136];[.B136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33">
            <text:p>23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table:formula="of:=[.A138]&gt;[.B138]" office:value-type="boolean" office:boolean-value="false">
            <text:p>FALSE</text:p>
          </table:table-cell>
          <table:table-cell table:formula="of:=MAX([.A138];[.B138])-MIN([.A138];[.B13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1">
            <text:p>2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16">
            <text:p>31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85">
            <text:p>28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81">
            <text:p>28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20">
            <text:p>22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9">
            <text:p>25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96">
            <text:p>19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29">
            <text:p>32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table:formula="of:=[.A156]&gt;[.B156]" office:value-type="boolean" office:boolean-value="false">
            <text:p>FALSE</text:p>
          </table:table-cell>
          <table:table-cell table:formula="of:=MAX([.A156];[.B156])-MIN([.A156];[.B156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4">
            <text:p>854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08">
            <text:p>30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7">
            <text:p>567</text:p>
          </table:table-cell>
          <table:table-cell table:formula="of:=[.A158]&gt;[.B158]" office:value-type="boolean" office:boolean-value="false">
            <text:p>FALSE</text:p>
          </table:table-cell>
          <table:table-cell table:formula="of:=MAX([.A158];[.B158])-MIN([.A158];[.B158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6">
            <text:p>22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09">
            <text:p>30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formula="of:=[.A163]&gt;[.B163]" office:value-type="boolean" office:boolean-value="true">
            <text:p>TRUE</text:p>
          </table:table-cell>
          <table:table-cell table:formula="of:=MAX([.A163];[.B163])-MIN([.A163];[.B16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1">
            <text:p>2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8">
            <text:p>678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21">
            <text:p>2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167]&gt;[.B167]" office:value-type="boolean" office:boolean-value="false">
            <text:p>FALSE</text:p>
          </table:table-cell>
          <table:table-cell table:formula="of:=MAX([.A167];[.B167])-MIN([.A167];[.B167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3">
            <text:p>3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formula="of:=[.A168]&gt;[.B168]" office:value-type="boolean" office:boolean-value="false">
            <text:p>FALSE</text:p>
          </table:table-cell>
          <table:table-cell table:formula="of:=MAX([.A168];[.B168])-MIN([.A168];[.B168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24">
            <text:p>2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99">
            <text:p>29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78">
            <text:p>27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6">
            <text:p>876</text:p>
          </table:table-cell>
          <table:table-cell table:formula="of:=[.A176]&gt;[.B176]" office:value-type="boolean" office:boolean-value="false">
            <text:p>FALSE</text:p>
          </table:table-cell>
          <table:table-cell table:formula="of:=MAX([.A176];[.B176])-MIN([.A176];[.B176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78">
            <text:p>2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4">
            <text:p>24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91">
            <text:p>991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180]&gt;[.B180]" office:value-type="boolean" office:boolean-value="false">
            <text:p>FALSE</text:p>
          </table:table-cell>
          <table:table-cell table:formula="of:=MAX([.A180];[.B180])-MIN([.A180];[.B180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1">
            <text:p>22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3">
            <text:p>443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04">
            <text:p>30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6">
            <text:p>586</text:p>
          </table:table-cell>
          <table:table-cell table:formula="of:=[.A186]&gt;[.B186]" office:value-type="boolean" office:boolean-value="false">
            <text:p>FALSE</text:p>
          </table:table-cell>
          <table:table-cell table:formula="of:=MAX([.A186];[.B186])-MIN([.A186];[.B18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44">
            <text:p>644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0">
            <text:p>2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48">
            <text:p>24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5">
            <text:p>2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7">
            <text:p>2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2">
            <text:p>19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8">
            <text:p>458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94">
            <text:p>29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table:formula="of:=[.A197]&gt;[.B197]" office:value-type="boolean" office:boolean-value="false">
            <text:p>FALSE</text:p>
          </table:table-cell>
          <table:table-cell table:formula="of:=MAX([.A197];[.B197])-MIN([.A197];[.B197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16">
            <text:p>2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61">
            <text:p>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66">
            <text:p>26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02">
            <text:p>30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1">
            <text:p>691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38">
            <text:p>23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92">
            <text:p>29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9">
            <text:p>869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96">
            <text:p>19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86">
            <text:p>18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2">
            <text:p>902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7">
            <text:p>537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210]&gt;[.B210]" office:value-type="boolean" office:boolean-value="false">
            <text:p>FALSE</text:p>
          </table:table-cell>
          <table:table-cell table:formula="of:=MAX([.A210];[.B210])-MIN([.A210];[.B210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table:formula="of:=[.A211]&gt;[.B211]" office:value-type="boolean" office:boolean-value="false">
            <text:p>FALSE</text:p>
          </table:table-cell>
          <table:table-cell table:formula="of:=MAX([.A211];[.B211])-MIN([.A211];[.B21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75">
            <text:p>27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11">
            <text:p>21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5">
            <text:p>22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65">
            <text:p>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80">
            <text:p>28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23">
            <text:p>2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table:formula="of:=[.A221]&gt;[.B221]" office:value-type="boolean" office:boolean-value="false">
            <text:p>FALSE</text:p>
          </table:table-cell>
          <table:table-cell table:formula="of:=MAX([.A221];[.B221])-MIN([.A221];[.B221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12">
            <text:p>31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75">
            <text:p>975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table:formula="of:=[.A223]&gt;[.B223]" office:value-type="boolean" office:boolean-value="false">
            <text:p>FALSE</text:p>
          </table:table-cell>
          <table:table-cell table:formula="of:=MAX([.A223];[.B223])-MIN([.A223];[.B223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26">
            <text:p>2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14">
            <text:p>21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75">
            <text:p>27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27">
            <text:p>3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85">
            <text:p>2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  <table:table-cell table:formula="of:=[.A229]&gt;[.B229]" office:value-type="boolean" office:boolean-value="false">
            <text:p>FALSE</text:p>
          </table:table-cell>
          <table:table-cell table:formula="of:=MAX([.A229];[.B229])-MIN([.A229];[.B22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7">
            <text:p>797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44">
            <text:p>24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08">
            <text:p>2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8">
            <text:p>538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1">
            <text:p>21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58">
            <text:p>2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7">
            <text:p>867</text:p>
          </table:table-cell>
          <table:table-cell table:formula="of:=[.A236]&gt;[.B236]" office:value-type="boolean" office:boolean-value="false">
            <text:p>FALSE</text:p>
          </table:table-cell>
          <table:table-cell table:formula="of:=MAX([.A236];[.B236])-MIN([.A236];[.B236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09">
            <text:p>30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13">
            <text:p>913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38">
            <text:p>2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8">
            <text:p>26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41">
            <text:p>641</text:p>
          </table:table-cell>
          <table:table-cell table:formula="of:=[.A244]&gt;[.B244]" office:value-type="boolean" office:boolean-value="false">
            <text:p>FALSE</text:p>
          </table:table-cell>
          <table:table-cell table:formula="of:=MAX([.A244];[.B244])-MIN([.A244];[.B24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03">
            <text:p>20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table:formula="of:=[.A246]&gt;[.B246]" office:value-type="boolean" office:boolean-value="true">
            <text:p>TRUE</text:p>
          </table:table-cell>
          <table:table-cell table:formula="of:=MAX([.A246];[.B246])-MIN([.A246];[.B24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13">
            <text:p>21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27">
            <text:p>3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03">
            <text:p>2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94">
            <text:p>29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67">
            <text:p>16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2">
            <text:p>982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8">
            <text:p>2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9">
            <text:p>909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258]&gt;[.B258]" office:value-type="boolean" office:boolean-value="false">
            <text:p>FALSE</text:p>
          </table:table-cell>
          <table:table-cell table:formula="of:=MAX([.A258];[.B258])-MIN([.A258];[.B258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38">
            <text:p>23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table:formula="of:=[.A266]&gt;[.B266]" office:value-type="boolean" office:boolean-value="false">
            <text:p>FALSE</text:p>
          </table:table-cell>
          <table:table-cell table:formula="of:=MAX([.A266];[.B266])-MIN([.A266];[.B26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31">
            <text:p>23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29">
            <text:p>32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5">
            <text:p>475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table:formula="of:=[.A271]&gt;[.B271]" office:value-type="boolean" office:boolean-value="false">
            <text:p>FALSE</text:p>
          </table:table-cell>
          <table:table-cell table:formula="of:=MAX([.A271];[.B271])-MIN([.A271];[.B27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24">
            <text:p>22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6">
            <text:p>27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1">
            <text:p>30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6">
            <text:p>836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7">
            <text:p>23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formula="of:=[.A279]&gt;[.B279]" office:value-type="boolean" office:boolean-value="false">
            <text:p>FALSE</text:p>
          </table:table-cell>
          <table:table-cell table:formula="of:=MAX([.A279];[.B279])-MIN([.A279];[.B279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A284]&gt;[.B284]" office:value-type="boolean" office:boolean-value="false">
            <text:p>FALSE</text:p>
          </table:table-cell>
          <table:table-cell table:formula="of:=MAX([.A284];[.B284])-MIN([.A284];[.B28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49">
            <text:p>24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70">
            <text:p>2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1">
            <text:p>631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3">
            <text:p>22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4">
            <text:p>1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926">
            <text:p>926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table:number-columns-repeated="6"/>
        </table:table-row>
      </table:table>
      <table:table table:name="Smart S vs Save Common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5333333333333">
            <text:p>1.25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39">
            <text:p>23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37">
            <text:p>37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98">
            <text:p>198</text:p>
          </table:table-cell>
          <table:table-cell table:style-name="ce1" table:formula="of:=[.K2]/SUM([.K2:.K3])" office:value-type="percentage" office:value="0.66">
            <text:p>66.00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11">
            <text:p>2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45">
            <text:p>45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02">
            <text:p>102</text:p>
          </table:table-cell>
          <table:table-cell table:style-name="ce1" table:formula="of:=[.K3]/SUM([.K2:.K3])" office:value-type="percentage" office:value="0.34">
            <text:p>34.00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05">
            <text:p>2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80">
            <text:p>80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60.683333333333">
            <text:p>260.6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formula="of:=[.A6]&gt;[.B6]" office:value-type="boolean" office:boolean-value="false">
            <text:p>FALSE</text:p>
          </table:table-cell>
          <table:table-cell table:formula="of:=MAX([.A6];[.B6])-MIN([.A6];[.B6])" office:value-type="float" office:value="19">
            <text:p>19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4.95">
            <text:p>244.95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4">
            <text:p>21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60">
            <text:p>60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7.0466666666667">
            <text:p>37.05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41">
            <text:p>24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100">
            <text:p>100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5.01">
            <text:p>55.0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5">
            <text:p>575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01">
            <text:p>20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">
            <text:p>26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04">
            <text:p>904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98">
            <text:p>19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1">
            <text:p>2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67">
            <text:p>26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2">
            <text:p>312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formula="of:=[.A21]&gt;[.B21]" office:value-type="boolean" office:boolean-value="false">
            <text:p>FALSE</text:p>
          </table:table-cell>
          <table:table-cell table:formula="of:=MAX([.A21];[.B21])-MIN([.A21];[.B2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5">
            <text:p>725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26">
            <text:p>22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A29]&gt;[.B29]" office:value-type="boolean" office:boolean-value="false">
            <text:p>FALSE</text:p>
          </table:table-cell>
          <table:table-cell table:formula="of:=MAX([.A29];[.B29])-MIN([.A29];[.B29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85">
            <text:p>2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06">
            <text:p>30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table:formula="of:=[.A36]&gt;[.B36]" office:value-type="boolean" office:boolean-value="false">
            <text:p>FALSE</text:p>
          </table:table-cell>
          <table:table-cell table:formula="of:=MAX([.A36];[.B36])-MIN([.A36];[.B36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66">
            <text:p>2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23">
            <text:p>2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90">
            <text:p>29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1">
            <text:p>60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1">
            <text:p>861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0">
            <text:p>590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26">
            <text:p>22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1">
            <text:p>2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1">
            <text:p>30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53]&gt;[.B53]" office:value-type="boolean" office:boolean-value="false">
            <text:p>FALSE</text:p>
          </table:table-cell>
          <table:table-cell table:formula="of:=MAX([.A53];[.B53])-MIN([.A53];[.B53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94">
            <text:p>19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9">
            <text:p>2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8">
            <text:p>25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35">
            <text:p>23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7">
            <text:p>2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7">
            <text:p>477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03">
            <text:p>2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9">
            <text:p>2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63">
            <text:p>26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34">
            <text:p>834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4">
            <text:p>22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1">
            <text:p>2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table:formula="of:=[.A67]&gt;[.B67]" office:value-type="boolean" office:boolean-value="false">
            <text:p>FALSE</text:p>
          </table:table-cell>
          <table:table-cell table:formula="of:=MAX([.A67];[.B67])-MIN([.A67];[.B67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19">
            <text:p>2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24">
            <text:p>22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1">
            <text:p>781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10">
            <text:p>3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95">
            <text:p>2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A79]&gt;[.B79]" office:value-type="boolean" office:boolean-value="false">
            <text:p>FALSE</text:p>
          </table:table-cell>
          <table:table-cell table:formula="of:=MAX([.A79];[.B79])-MIN([.A79];[.B79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66">
            <text:p>2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65">
            <text:p>26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98">
            <text:p>498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17">
            <text:p>2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9">
            <text:p>25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formula="of:=[.A94]&gt;[.B94]" office:value-type="boolean" office:boolean-value="false">
            <text:p>FALSE</text:p>
          </table:table-cell>
          <table:table-cell table:formula="of:=MAX([.A94];[.B94])-MIN([.A94];[.B9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8">
            <text:p>428</text:p>
          </table:table-cell>
          <table:table-cell table:formula="of:=[.A97]&gt;[.B97]" office:value-type="boolean" office:boolean-value="false">
            <text:p>FALSE</text:p>
          </table:table-cell>
          <table:table-cell table:formula="of:=MAX([.A97];[.B97])-MIN([.A97];[.B9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6">
            <text:p>27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7">
            <text:p>1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79">
            <text:p>17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10">
            <text:p>2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7">
            <text:p>687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01">
            <text:p>30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01">
            <text:p>3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table:formula="of:=[.A106]&gt;[.B106]" office:value-type="boolean" office:boolean-value="false">
            <text:p>FALSE</text:p>
          </table:table-cell>
          <table:table-cell table:formula="of:=MAX([.A106];[.B106])-MIN([.A106];[.B106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52">
            <text:p>25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2">
            <text:p>882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0">
            <text:p>21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91">
            <text:p>991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8">
            <text:p>26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5">
            <text:p>525</text:p>
          </table:table-cell>
          <table:table-cell table:formula="of:=[.A113]&gt;[.B113]" office:value-type="boolean" office:boolean-value="false">
            <text:p>FALSE</text:p>
          </table:table-cell>
          <table:table-cell table:formula="of:=MAX([.A113];[.B113])-MIN([.A113];[.B113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02">
            <text:p>802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73">
            <text:p>27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table:formula="of:=[.A118]&gt;[.B118]" office:value-type="boolean" office:boolean-value="false">
            <text:p>FALSE</text:p>
          </table:table-cell>
          <table:table-cell table:formula="of:=MAX([.A118];[.B118])-MIN([.A118];[.B11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[.A119]&gt;[.B119]" office:value-type="boolean" office:boolean-value="false">
            <text:p>FALSE</text:p>
          </table:table-cell>
          <table:table-cell table:formula="of:=MAX([.A119];[.B119])-MIN([.A119];[.B119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2">
            <text:p>24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70">
            <text:p>27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7">
            <text:p>947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97">
            <text:p>1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1">
            <text:p>521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21">
            <text:p>22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91">
            <text:p>2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74">
            <text:p>27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1">
            <text:p>2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table:formula="of:=[.A138]&gt;[.B138]" office:value-type="boolean" office:boolean-value="false">
            <text:p>FALSE</text:p>
          </table:table-cell>
          <table:table-cell table:formula="of:=MAX([.A138];[.B138])-MIN([.A138];[.B138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97">
            <text:p>19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5">
            <text:p>795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9">
            <text:p>26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1">
            <text:p>971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46">
            <text:p>34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7">
            <text:p>22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13">
            <text:p>31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table:formula="of:=[.A148]&gt;[.B148]" office:value-type="boolean" office:boolean-value="false">
            <text:p>FALSE</text:p>
          </table:table-cell>
          <table:table-cell table:formula="of:=MAX([.A148];[.B148])-MIN([.A148];[.B14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[.A149]&gt;[.B149]" office:value-type="boolean" office:boolean-value="false">
            <text:p>FALSE</text:p>
          </table:table-cell>
          <table:table-cell table:formula="of:=MAX([.A149];[.B149])-MIN([.A149];[.B149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17">
            <text:p>21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9">
            <text:p>409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1">
            <text:p>22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37">
            <text:p>2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31">
            <text:p>23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17">
            <text:p>31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table:formula="of:=[.A162]&gt;[.B162]" office:value-type="boolean" office:boolean-value="false">
            <text:p>FALSE</text:p>
          </table:table-cell>
          <table:table-cell table:formula="of:=MAX([.A162];[.B162])-MIN([.A162];[.B162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[.A163]&gt;[.B163]" office:value-type="boolean" office:boolean-value="true">
            <text:p>TRUE</text:p>
          </table:table-cell>
          <table:table-cell table:formula="of:=MAX([.A163];[.B163])-MIN([.A163];[.B163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5">
            <text:p>795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61">
            <text:p>26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91">
            <text:p>2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20">
            <text:p>3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170]&gt;[.B170]" office:value-type="boolean" office:boolean-value="false">
            <text:p>FALSE</text:p>
          </table:table-cell>
          <table:table-cell table:formula="of:=MAX([.A170];[.B170])-MIN([.A170];[.B17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7">
            <text:p>2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14">
            <text:p>31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[.A172]&gt;[.B172]" office:value-type="boolean" office:boolean-value="false">
            <text:p>FALSE</text:p>
          </table:table-cell>
          <table:table-cell table:formula="of:=MAX([.A172];[.B172])-MIN([.A172];[.B172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9">
            <text:p>739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58">
            <text:p>2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5">
            <text:p>20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91">
            <text:p>29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90">
            <text:p>29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7">
            <text:p>877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10">
            <text:p>3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6">
            <text:p>926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3">
            <text:p>22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53">
            <text:p>2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22">
            <text:p>22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3">
            <text:p>28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22">
            <text:p>22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78">
            <text:p>27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3">
            <text:p>993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206]&gt;[.B206]" office:value-type="boolean" office:boolean-value="false">
            <text:p>FALSE</text:p>
          </table:table-cell>
          <table:table-cell table:formula="of:=MAX([.A206];[.B206])-MIN([.A206];[.B20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94">
            <text:p>29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[.A211]&gt;[.B211]" office:value-type="boolean" office:boolean-value="false">
            <text:p>FALSE</text:p>
          </table:table-cell>
          <table:table-cell table:formula="of:=MAX([.A211];[.B211])-MIN([.A211];[.B21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19">
            <text:p>21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2">
            <text:p>562</text:p>
          </table:table-cell>
          <table:table-cell table:formula="of:=[.A212]&gt;[.B212]" office:value-type="boolean" office:boolean-value="false">
            <text:p>FALSE</text:p>
          </table:table-cell>
          <table:table-cell table:formula="of:=MAX([.A212];[.B212])-MIN([.A212];[.B21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39">
            <text:p>23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92">
            <text:p>19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80">
            <text:p>18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9">
            <text:p>26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95">
            <text:p>19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26">
            <text:p>22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2">
            <text:p>23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3">
            <text:p>25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48">
            <text:p>948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705">
            <text:p>705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7">
            <text:p>28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34">
            <text:p>2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8">
            <text:p>2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table:formula="of:=[.A238]&gt;[.B238]" office:value-type="boolean" office:boolean-value="false">
            <text:p>FALSE</text:p>
          </table:table-cell>
          <table:table-cell table:formula="of:=MAX([.A238];[.B238])-MIN([.A238];[.B238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48">
            <text:p>24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48">
            <text:p>24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28">
            <text:p>3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81">
            <text:p>28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7">
            <text:p>617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1">
            <text:p>781</text:p>
          </table:table-cell>
          <table:table-cell table:formula="of:=[.A244]&gt;[.B244]" office:value-type="boolean" office:boolean-value="false">
            <text:p>FALSE</text:p>
          </table:table-cell>
          <table:table-cell table:formula="of:=MAX([.A244];[.B244])-MIN([.A244];[.B244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72">
            <text:p>27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27">
            <text:p>22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13">
            <text:p>21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5">
            <text:p>22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772">
            <text:p>772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11">
            <text:p>21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1">
            <text:p>441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10">
            <text:p>3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8">
            <text:p>2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9">
            <text:p>889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24">
            <text:p>2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5">
            <text:p>975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77">
            <text:p>277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22">
            <text:p>922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68">
            <text:p>26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[.A271]&gt;[.B271]" office:value-type="boolean" office:boolean-value="false">
            <text:p>FALSE</text:p>
          </table:table-cell>
          <table:table-cell table:formula="of:=MAX([.A271];[.B271])-MIN([.A271];[.B271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8">
            <text:p>688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0">
            <text:p>26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65">
            <text:p>26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23">
            <text:p>32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1">
            <text:p>22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36">
            <text:p>936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64">
            <text:p>964</text:p>
          </table:table-cell>
          <table:table-cell table:formula="of:=[.A290]&gt;[.B290]" office:value-type="boolean" office:boolean-value="false">
            <text:p>FALSE</text:p>
          </table:table-cell>
          <table:table-cell table:formula="of:=MAX([.A290];[.B290])-MIN([.A290];[.B29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6">
            <text:p>20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04">
            <text:p>20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3">
            <text:p>2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75">
            <text:p>17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50">
            <text:p>850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299]&gt;[.B299]" office:value-type="boolean" office:boolean-value="false">
            <text:p>FALSE</text:p>
          </table:table-cell>
          <table:table-cell table:formula="of:=MAX([.A299];[.B299])-MIN([.A299];[.B29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1">
            <text:p>831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14">
            <text:p>31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number-columns-repeated="6"/>
        </table:table-row>
      </table:table>
      <table:table table:name="Max vs Smart S + Common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23666666666667">
            <text:p>1.24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2">
            <text:p>742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20">
            <text:p>20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91">
            <text:p>191</text:p>
          </table:table-cell>
          <table:table-cell table:style-name="ce1" table:formula="of:=[.K2]/SUM([.K2:.K3])" office:value-type="percentage" office:value="0.636666666666667">
            <text:p>63.67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93">
            <text:p>29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table:formula="of:=[.A3]&gt;[.B3]" office:value-type="boolean" office:boolean-value="false">
            <text:p>FALSE</text:p>
          </table:table-cell>
          <table:table-cell table:formula="of:=MAX([.A3];[.B3])-MIN([.A3];[.B3])" office:value-type="float" office:value="77">
            <text:p>77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09">
            <text:p>109</text:p>
          </table:table-cell>
          <table:table-cell table:style-name="ce1" table:formula="of:=[.K3]/SUM([.K2:.K3])" office:value-type="percentage" office:value="0.363333333333333">
            <text:p>36.33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70">
            <text:p>70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7.04">
            <text:p>257.0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62">
            <text:p>462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9">
            <text:p>19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2.516666666667">
            <text:p>242.5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4">
            <text:p>23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43">
            <text:p>43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9.15">
            <text:p>39.15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f:=[.A9]&gt;[.B9]" office:value-type="boolean" office:boolean-value="false">
            <text:p>FALSE</text:p>
          </table:table-cell>
          <table:table-cell table:formula="of:=MAX([.A9];[.B9])-MIN([.A9];[.B9])" office:value-type="float" office:value="29">
            <text:p>29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4.6933333333333">
            <text:p>54.6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80">
            <text:p>28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9">
            <text:p>1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A16]&gt;[.B16]" office:value-type="boolean" office:boolean-value="false">
            <text:p>FALSE</text:p>
          </table:table-cell>
          <table:table-cell table:formula="of:=MAX([.A16];[.B16])-MIN([.A16];[.B16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68">
            <text:p>26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07">
            <text:p>20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4">
            <text:p>2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96">
            <text:p>29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6">
            <text:p>24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8">
            <text:p>2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4">
            <text:p>26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19">
            <text:p>2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82">
            <text:p>28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01">
            <text:p>30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table:formula="of:=[.A36]&gt;[.B36]" office:value-type="boolean" office:boolean-value="false">
            <text:p>FALSE</text:p>
          </table:table-cell>
          <table:table-cell table:formula="of:=MAX([.A36];[.B36])-MIN([.A36];[.B3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33">
            <text:p>933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78">
            <text:p>1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table:formula="of:=[.A43]&gt;[.B43]" office:value-type="boolean" office:boolean-value="false">
            <text:p>FALSE</text:p>
          </table:table-cell>
          <table:table-cell table:formula="of:=MAX([.A43];[.B43])-MIN([.A43];[.B43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9">
            <text:p>25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3">
            <text:p>773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7">
            <text:p>28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29">
            <text:p>22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9">
            <text:p>2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72">
            <text:p>27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table:formula="of:=[.A53]&gt;[.B53]" office:value-type="boolean" office:boolean-value="false">
            <text:p>FALSE</text:p>
          </table:table-cell>
          <table:table-cell table:formula="of:=MAX([.A53];[.B53])-MIN([.A53];[.B5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05">
            <text:p>3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3">
            <text:p>513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20">
            <text:p>22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3">
            <text:p>24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0">
            <text:p>1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3">
            <text:p>24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A71]&gt;[.B71]" office:value-type="boolean" office:boolean-value="false">
            <text:p>FALSE</text:p>
          </table:table-cell>
          <table:table-cell table:formula="of:=MAX([.A71];[.B71])-MIN([.A71];[.B7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12">
            <text:p>21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725">
            <text:p>725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1">
            <text:p>911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77">
            <text:p>27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94">
            <text:p>29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table:formula="of:=[.A76]&gt;[.B76]" office:value-type="boolean" office:boolean-value="false">
            <text:p>FALSE</text:p>
          </table:table-cell>
          <table:table-cell table:formula="of:=MAX([.A76];[.B76])-MIN([.A76];[.B7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0">
            <text:p>1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62">
            <text:p>662</text:p>
          </table:table-cell>
          <table:table-cell table:formula="of:=[.A79]&gt;[.B79]" office:value-type="boolean" office:boolean-value="false">
            <text:p>FALSE</text:p>
          </table:table-cell>
          <table:table-cell table:formula="of:=MAX([.A79];[.B79])-MIN([.A79];[.B7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07">
            <text:p>30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7">
            <text:p>657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2">
            <text:p>632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66">
            <text:p>2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6">
            <text:p>406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table:formula="of:=[.A84]&gt;[.B84]" office:value-type="boolean" office:boolean-value="false">
            <text:p>FALSE</text:p>
          </table:table-cell>
          <table:table-cell table:formula="of:=MAX([.A84];[.B84])-MIN([.A84];[.B84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34">
            <text:p>2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5">
            <text:p>19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14">
            <text:p>214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37">
            <text:p>937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27">
            <text:p>2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8">
            <text:p>2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8">
            <text:p>938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2">
            <text:p>25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31">
            <text:p>931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5">
            <text:p>20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82">
            <text:p>18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21">
            <text:p>22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5">
            <text:p>22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3">
            <text:p>24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3">
            <text:p>18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1">
            <text:p>451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7">
            <text:p>947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68">
            <text:p>26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60">
            <text:p>960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47">
            <text:p>24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table:formula="of:=[.A111]&gt;[.B111]" office:value-type="boolean" office:boolean-value="false">
            <text:p>FALSE</text:p>
          </table:table-cell>
          <table:table-cell table:formula="of:=MAX([.A111];[.B111])-MIN([.A111];[.B11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A112]&gt;[.B112]" office:value-type="boolean" office:boolean-value="true">
            <text:p>TRUE</text:p>
          </table:table-cell>
          <table:table-cell table:formula="of:=MAX([.A112];[.B112])-MIN([.A112];[.B112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14">
            <text:p>31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1">
            <text:p>571</text:p>
          </table:table-cell>
          <table:table-cell table:formula="of:=[.A113]&gt;[.B113]" office:value-type="boolean" office:boolean-value="false">
            <text:p>FALSE</text:p>
          </table:table-cell>
          <table:table-cell table:formula="of:=MAX([.A113];[.B113])-MIN([.A113];[.B113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2">
            <text:p>802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table:formula="of:=[.A121]&gt;[.B121]" office:value-type="boolean" office:boolean-value="false">
            <text:p>FALSE</text:p>
          </table:table-cell>
          <table:table-cell table:formula="of:=MAX([.A121];[.B121])-MIN([.A121];[.B12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4">
            <text:p>27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74">
            <text:p>2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24">
            <text:p>32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91">
            <text:p>29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126]&gt;[.B126]" office:value-type="boolean" office:boolean-value="false">
            <text:p>FALSE</text:p>
          </table:table-cell>
          <table:table-cell table:formula="of:=MAX([.A126];[.B126])-MIN([.A126];[.B126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43">
            <text:p>24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1">
            <text:p>2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10">
            <text:p>31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formula="of:=[.A129]&gt;[.B129]" office:value-type="boolean" office:boolean-value="false">
            <text:p>FALSE</text:p>
          </table:table-cell>
          <table:table-cell table:formula="of:=MAX([.A129];[.B129])-MIN([.A129];[.B12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28">
            <text:p>22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25">
            <text:p>22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7">
            <text:p>20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8">
            <text:p>888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82">
            <text:p>28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15">
            <text:p>21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41">
            <text:p>2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33">
            <text:p>23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60">
            <text:p>26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90">
            <text:p>29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83">
            <text:p>883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A144]&gt;[.B144]" office:value-type="boolean" office:boolean-value="false">
            <text:p>FALSE</text:p>
          </table:table-cell>
          <table:table-cell table:formula="of:=MAX([.A144];[.B144])-MIN([.A144];[.B144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76">
            <text:p>27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17">
            <text:p>31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20">
            <text:p>3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table:formula="of:=[.A149]&gt;[.B149]" office:value-type="boolean" office:boolean-value="false">
            <text:p>FALSE</text:p>
          </table:table-cell>
          <table:table-cell table:formula="of:=MAX([.A149];[.B149])-MIN([.A149];[.B149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f:=[.A151]&gt;[.B151]" office:value-type="boolean" office:boolean-value="false">
            <text:p>FALSE</text:p>
          </table:table-cell>
          <table:table-cell table:formula="of:=MAX([.A151];[.B151])-MIN([.A151];[.B15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80">
            <text:p>28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7">
            <text:p>847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table:formula="of:=[.A153]&gt;[.B153]" office:value-type="boolean" office:boolean-value="false">
            <text:p>FALSE</text:p>
          </table:table-cell>
          <table:table-cell table:formula="of:=MAX([.A153];[.B153])-MIN([.A153];[.B15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4">
            <text:p>924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5">
            <text:p>20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16">
            <text:p>21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51">
            <text:p>25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A160]&gt;[.B160]" office:value-type="boolean" office:boolean-value="false">
            <text:p>FALSE</text:p>
          </table:table-cell>
          <table:table-cell table:formula="of:=MAX([.A160];[.B160])-MIN([.A160];[.B160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6">
            <text:p>25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68">
            <text:p>16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86">
            <text:p>28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table:formula="of:=[.A164]&gt;[.B164]" office:value-type="boolean" office:boolean-value="false">
            <text:p>FALSE</text:p>
          </table:table-cell>
          <table:table-cell table:formula="of:=MAX([.A164];[.B164])-MIN([.A164];[.B16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table:formula="of:=[.A166]&gt;[.B166]" office:value-type="boolean" office:boolean-value="false">
            <text:p>FALSE</text:p>
          </table:table-cell>
          <table:table-cell table:formula="of:=MAX([.A166];[.B166])-MIN([.A166];[.B16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29">
            <text:p>929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2">
            <text:p>632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8">
            <text:p>2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6">
            <text:p>876</text:p>
          </table:table-cell>
          <table:table-cell table:formula="of:=[.A170]&gt;[.B170]" office:value-type="boolean" office:boolean-value="false">
            <text:p>FALSE</text:p>
          </table:table-cell>
          <table:table-cell table:formula="of:=MAX([.A170];[.B170])-MIN([.A170];[.B170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85">
            <text:p>28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27">
            <text:p>22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2">
            <text:p>2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3">
            <text:p>753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34">
            <text:p>2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2">
            <text:p>21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0">
            <text:p>770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24">
            <text:p>22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7">
            <text:p>867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22">
            <text:p>522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12">
            <text:p>3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table:formula="of:=[.A182]&gt;[.B182]" office:value-type="boolean" office:boolean-value="false">
            <text:p>FALSE</text:p>
          </table:table-cell>
          <table:table-cell table:formula="of:=MAX([.A182];[.B182])-MIN([.A182];[.B182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3">
            <text:p>28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8">
            <text:p>958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29">
            <text:p>22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5">
            <text:p>875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09">
            <text:p>30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91">
            <text:p>19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32">
            <text:p>33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[.A194]&gt;[.B194]" office:value-type="boolean" office:boolean-value="false">
            <text:p>FALSE</text:p>
          </table:table-cell>
          <table:table-cell table:formula="of:=MAX([.A194];[.B194])-MIN([.A194];[.B194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47">
            <text:p>24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table:formula="of:=[.A197]&gt;[.B197]" office:value-type="boolean" office:boolean-value="false">
            <text:p>FALSE</text:p>
          </table:table-cell>
          <table:table-cell table:formula="of:=MAX([.A197];[.B197])-MIN([.A197];[.B19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54">
            <text:p>25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table:formula="of:=[.A200]&gt;[.B200]" office:value-type="boolean" office:boolean-value="false">
            <text:p>FALSE</text:p>
          </table:table-cell>
          <table:table-cell table:formula="of:=MAX([.A200];[.B200])-MIN([.A200];[.B200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1">
            <text:p>2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20">
            <text:p>22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9">
            <text:p>969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789">
            <text:p>789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81">
            <text:p>2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35">
            <text:p>23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21">
            <text:p>22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9">
            <text:p>879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90">
            <text:p>29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5">
            <text:p>455</text:p>
          </table:table-cell>
          <table:table-cell table:formula="of:=[.A209]&gt;[.B209]" office:value-type="boolean" office:boolean-value="false">
            <text:p>FALSE</text:p>
          </table:table-cell>
          <table:table-cell table:formula="of:=MAX([.A209];[.B209])-MIN([.A209];[.B209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210]&gt;[.B210]" office:value-type="boolean" office:boolean-value="false">
            <text:p>FALSE</text:p>
          </table:table-cell>
          <table:table-cell table:formula="of:=MAX([.A210];[.B210])-MIN([.A210];[.B21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84">
            <text:p>984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8">
            <text:p>698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17">
            <text:p>2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3">
            <text:p>973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65">
            <text:p>26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49">
            <text:p>2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49">
            <text:p>2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table:formula="of:=[.A224]&gt;[.B224]" office:value-type="boolean" office:boolean-value="false">
            <text:p>FALSE</text:p>
          </table:table-cell>
          <table:table-cell table:formula="of:=MAX([.A224];[.B224])-MIN([.A224];[.B22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4">
            <text:p>25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66">
            <text:p>2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9">
            <text:p>939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3">
            <text:p>2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65">
            <text:p>26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19">
            <text:p>3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4">
            <text:p>23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41">
            <text:p>24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table:formula="of:=[.A238]&gt;[.B238]" office:value-type="boolean" office:boolean-value="false">
            <text:p>FALSE</text:p>
          </table:table-cell>
          <table:table-cell table:formula="of:=MAX([.A238];[.B238])-MIN([.A238];[.B23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6">
            <text:p>1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1">
            <text:p>26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6">
            <text:p>29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7">
            <text:p>2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19">
            <text:p>319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816">
            <text:p>816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59">
            <text:p>959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61">
            <text:p>2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3">
            <text:p>2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56">
            <text:p>956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31">
            <text:p>23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1">
            <text:p>411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7">
            <text:p>2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838">
            <text:p>838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0">
            <text:p>2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37">
            <text:p>23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8">
            <text:p>27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9">
            <text:p>789</text:p>
          </table:table-cell>
          <table:table-cell table:formula="of:=[.A263]&gt;[.B263]" office:value-type="boolean" office:boolean-value="false">
            <text:p>FALSE</text:p>
          </table:table-cell>
          <table:table-cell table:formula="of:=MAX([.A263];[.B263])-MIN([.A263];[.B263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1">
            <text:p>811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63">
            <text:p>16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93">
            <text:p>29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91">
            <text:p>29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4">
            <text:p>28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8">
            <text:p>2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72">
            <text:p>972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71">
            <text:p>27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4">
            <text:p>23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46">
            <text:p>24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13">
            <text:p>913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7">
            <text:p>26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  <table:table-cell table:formula="of:=[.A284]&gt;[.B284]" office:value-type="boolean" office:boolean-value="false">
            <text:p>FALSE</text:p>
          </table:table-cell>
          <table:table-cell table:formula="of:=MAX([.A284];[.B284])-MIN([.A284];[.B284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44">
            <text:p>2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6">
            <text:p>19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4">
            <text:p>474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35">
            <text:p>2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3">
            <text:p>23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33">
            <text:p>23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3">
            <text:p>853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88">
            <text:p>988</text:p>
          </table:table-cell>
          <table:table-cell table:formula="of:=[.A299]&gt;[.B299]" office:value-type="boolean" office:boolean-value="false">
            <text:p>FALSE</text:p>
          </table:table-cell>
          <table:table-cell table:formula="of:=MAX([.A299];[.B299])-MIN([.A299];[.B29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8">
            <text:p>1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number-columns-repeated="6"/>
        </table:table-row>
      </table:table>
      <table:table table:name="Max vs SmartS+SaveCommon+Bonus" table:style-name="ta1" table:print="false">
        <table:table-column table:style-name="co5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18">
            <text:p>1.18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8">
            <text:p>978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35">
            <text:p>35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77">
            <text:p>177</text:p>
          </table:table-cell>
          <table:table-cell table:style-name="ce1" table:formula="of:=[.K2]/SUM([.K2:.K3])" office:value-type="percentage" office:value="0.59">
            <text:p>59.00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30">
            <text:p>30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23">
            <text:p>123</text:p>
          </table:table-cell>
          <table:table-cell table:style-name="ce1" table:formula="of:=[.K3]/SUM([.K2:.K3])" office:value-type="percentage" office:value="0.41">
            <text:p>41.00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1">
            <text:p>21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43">
            <text:p>43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9.373333333333">
            <text:p>259.37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66">
            <text:p>26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90">
            <text:p>90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9.163333333333">
            <text:p>249.16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7">
            <text:p>7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9.91">
            <text:p>39.91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formula="of:=[.A8]&gt;[.B8]" office:value-type="boolean" office:boolean-value="false">
            <text:p>FALSE</text:p>
          </table:table-cell>
          <table:table-cell table:formula="of:=MAX([.A8];[.B8])-MIN([.A8];[.B8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05">
            <text:p>30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table:formula="of:=[.A9]&gt;[.B9]" office:value-type="boolean" office:boolean-value="false">
            <text:p>FALSE</text:p>
          </table:table-cell>
          <table:table-cell table:formula="of:=MAX([.A9];[.B9])-MIN([.A9];[.B9])" office:value-type="float" office:value="62">
            <text:p>62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4.9833333333333">
            <text:p>54.9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8">
            <text:p>30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5">
            <text:p>615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60">
            <text:p>26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70">
            <text:p>7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[.A14]&gt;[.B14]" office:value-type="boolean" office:boolean-value="false">
            <text:p>FALSE</text:p>
          </table:table-cell>
          <table:table-cell table:formula="of:=MAX([.A14];[.B14])-MIN([.A14];[.B14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6]&gt;[.B16]" office:value-type="boolean" office:boolean-value="false">
            <text:p>FALSE</text:p>
          </table:table-cell>
          <table:table-cell table:formula="of:=MAX([.A16];[.B16])-MIN([.A16];[.B1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A17]&gt;[.B17]" office:value-type="boolean" office:boolean-value="false">
            <text:p>FALSE</text:p>
          </table:table-cell>
          <table:table-cell table:formula="of:=MAX([.A17];[.B17])-MIN([.A17];[.B1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33">
            <text:p>23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20">
            <text:p>22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78">
            <text:p>27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3">
            <text:p>313</text:p>
          </table:table-cell>
          <table:table-cell table:formula="of:=[.A21]&gt;[.B21]" office:value-type="boolean" office:boolean-value="false">
            <text:p>FALSE</text:p>
          </table:table-cell>
          <table:table-cell table:formula="of:=MAX([.A21];[.B21])-MIN([.A21];[.B2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3">
            <text:p>2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19">
            <text:p>2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09">
            <text:p>20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6">
            <text:p>2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table:formula="of:=[.A30]&gt;[.B30]" office:value-type="boolean" office:boolean-value="false">
            <text:p>FALSE</text:p>
          </table:table-cell>
          <table:table-cell table:formula="of:=MAX([.A30];[.B30])-MIN([.A30];[.B30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30">
            <text:p>2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1">
            <text:p>891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1">
            <text:p>26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6">
            <text:p>2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06">
            <text:p>20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5">
            <text:p>26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table:formula="of:=[.A44]&gt;[.B44]" office:value-type="boolean" office:boolean-value="false">
            <text:p>FALSE</text:p>
          </table:table-cell>
          <table:table-cell table:formula="of:=MAX([.A44];[.B44])-MIN([.A44];[.B44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54">
            <text:p>254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51">
            <text:p>951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40">
            <text:p>2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7">
            <text:p>857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8">
            <text:p>2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9">
            <text:p>2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3">
            <text:p>983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01">
            <text:p>30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44">
            <text:p>2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A63]&gt;[.B63]" office:value-type="boolean" office:boolean-value="false">
            <text:p>FALSE</text:p>
          </table:table-cell>
          <table:table-cell table:formula="of:=MAX([.A63];[.B63])-MIN([.A63];[.B6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60">
            <text:p>26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08">
            <text:p>30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table:formula="of:=[.A69]&gt;[.B69]" office:value-type="boolean" office:boolean-value="false">
            <text:p>FALSE</text:p>
          </table:table-cell>
          <table:table-cell table:formula="of:=MAX([.A69];[.B69])-MIN([.A69];[.B69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94">
            <text:p>29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46">
            <text:p>846</text:p>
          </table:table-cell>
          <table:table-cell table:formula="of:=[.A70]&gt;[.B70]" office:value-type="boolean" office:boolean-value="false">
            <text:p>FALSE</text:p>
          </table:table-cell>
          <table:table-cell table:formula="of:=MAX([.A70];[.B70])-MIN([.A70];[.B70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06">
            <text:p>20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9">
            <text:p>849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2">
            <text:p>942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9">
            <text:p>239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63">
            <text:p>963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53">
            <text:p>25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3">
            <text:p>2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0">
            <text:p>880</text:p>
          </table:table-cell>
          <table:table-cell table:formula="of:=[.A78]&gt;[.B78]" office:value-type="boolean" office:boolean-value="false">
            <text:p>FALSE</text:p>
          </table:table-cell>
          <table:table-cell table:formula="of:=MAX([.A78];[.B78])-MIN([.A78];[.B78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table:formula="of:=[.A79]&gt;[.B79]" office:value-type="boolean" office:boolean-value="false">
            <text:p>FALSE</text:p>
          </table:table-cell>
          <table:table-cell table:formula="of:=MAX([.A79];[.B79])-MIN([.A79];[.B79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14">
            <text:p>21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10">
            <text:p>3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table:formula="of:=[.A81]&gt;[.B81]" office:value-type="boolean" office:boolean-value="false">
            <text:p>FALSE</text:p>
          </table:table-cell>
          <table:table-cell table:formula="of:=MAX([.A81];[.B81])-MIN([.A81];[.B81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29">
            <text:p>22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5">
            <text:p>27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00">
            <text:p>30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3">
            <text:p>983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09">
            <text:p>30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4">
            <text:p>594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40">
            <text:p>34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80">
            <text:p>28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45">
            <text:p>2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1">
            <text:p>22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44">
            <text:p>24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5">
            <text:p>24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88">
            <text:p>288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42">
            <text:p>842</text:p>
          </table:table-cell>
          <table:table-cell table:formula="of:=[.A97]&gt;[.B97]" office:value-type="boolean" office:boolean-value="false">
            <text:p>FALSE</text:p>
          </table:table-cell>
          <table:table-cell table:formula="of:=MAX([.A97];[.B97])-MIN([.A97];[.B97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9">
            <text:p>979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83">
            <text:p>28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38">
            <text:p>23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8">
            <text:p>19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73">
            <text:p>2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7">
            <text:p>687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formula="of:=[.A107]&gt;[.B107]" office:value-type="boolean" office:boolean-value="false">
            <text:p>FALSE</text:p>
          </table:table-cell>
          <table:table-cell table:formula="of:=MAX([.A107];[.B107])-MIN([.A107];[.B10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1">
            <text:p>851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28">
            <text:p>22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19">
            <text:p>3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41">
            <text:p>24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04">
            <text:p>904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04">
            <text:p>30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2">
            <text:p>592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693">
            <text:p>693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74">
            <text:p>2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table:formula="of:=[.A128]&gt;[.B128]" office:value-type="boolean" office:boolean-value="false">
            <text:p>FALSE</text:p>
          </table:table-cell>
          <table:table-cell table:formula="of:=MAX([.A128];[.B128])-MIN([.A128];[.B128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87">
            <text:p>2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0">
            <text:p>830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4">
            <text:p>25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6">
            <text:p>876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5">
            <text:p>22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2">
            <text:p>752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10">
            <text:p>2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3">
            <text:p>26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87">
            <text:p>18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97">
            <text:p>19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53">
            <text:p>3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04">
            <text:p>204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18">
            <text:p>818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29">
            <text:p>22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58">
            <text:p>2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21">
            <text:p>22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77">
            <text:p>977</text:p>
          </table:table-cell>
          <table:table-cell table:formula="of:=[.A163]&gt;[.B163]" office:value-type="boolean" office:boolean-value="true">
            <text:p>TRUE</text:p>
          </table:table-cell>
          <table:table-cell table:formula="of:=MAX([.A163];[.B163])-MIN([.A163];[.B16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table:formula="of:=[.A164]&gt;[.B164]" office:value-type="boolean" office:boolean-value="false">
            <text:p>FALSE</text:p>
          </table:table-cell>
          <table:table-cell table:formula="of:=MAX([.A164];[.B164])-MIN([.A164];[.B16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8">
            <text:p>888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06">
            <text:p>20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7">
            <text:p>2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 table:formula="of:=[.A170]&gt;[.B170]" office:value-type="boolean" office:boolean-value="false">
            <text:p>FALSE</text:p>
          </table:table-cell>
          <table:table-cell table:formula="of:=MAX([.A170];[.B170])-MIN([.A170];[.B17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8">
            <text:p>258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46">
            <text:p>946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4">
            <text:p>944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7">
            <text:p>577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2">
            <text:p>402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27">
            <text:p>22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47">
            <text:p>3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2">
            <text:p>19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07">
            <text:p>20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8">
            <text:p>608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[.A182]&gt;[.B182]" office:value-type="boolean" office:boolean-value="false">
            <text:p>FALSE</text:p>
          </table:table-cell>
          <table:table-cell table:formula="of:=MAX([.A182];[.B182])-MIN([.A182];[.B182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19">
            <text:p>3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91">
            <text:p>29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table:formula="of:=[.A184]&gt;[.B184]" office:value-type="boolean" office:boolean-value="false">
            <text:p>FALSE</text:p>
          </table:table-cell>
          <table:table-cell table:formula="of:=MAX([.A184];[.B184])-MIN([.A184];[.B18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80">
            <text:p>28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47">
            <text:p>247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66">
            <text:p>966</text:p>
          </table:table-cell>
          <table:table-cell table:formula="of:=[.A186]&gt;[.B186]" office:value-type="boolean" office:boolean-value="false">
            <text:p>FALSE</text:p>
          </table:table-cell>
          <table:table-cell table:formula="of:=MAX([.A186];[.B186])-MIN([.A186];[.B186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1">
            <text:p>22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93">
            <text:p>29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85">
            <text:p>28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26">
            <text:p>22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83">
            <text:p>28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3">
            <text:p>3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81">
            <text:p>18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8">
            <text:p>2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70">
            <text:p>27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82">
            <text:p>8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A200]&gt;[.B200]" office:value-type="boolean" office:boolean-value="false">
            <text:p>FALSE</text:p>
          </table:table-cell>
          <table:table-cell table:formula="of:=MAX([.A200];[.B200])-MIN([.A200];[.B20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60">
            <text:p>26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95">
            <text:p>2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5">
            <text:p>995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1">
            <text:p>2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01">
            <text:p>2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45">
            <text:p>245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808">
            <text:p>808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6">
            <text:p>486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37">
            <text:p>2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34">
            <text:p>23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80">
            <text:p>28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2">
            <text:p>29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formula="of:=[.A213]&gt;[.B213]" office:value-type="boolean" office:boolean-value="false">
            <text:p>FALSE</text:p>
          </table:table-cell>
          <table:table-cell table:formula="of:=MAX([.A213];[.B213])-MIN([.A213];[.B21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54">
            <text:p>25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1">
            <text:p>27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table:formula="of:=[.A216]&gt;[.B216]" office:value-type="boolean" office:boolean-value="false">
            <text:p>FALSE</text:p>
          </table:table-cell>
          <table:table-cell table:formula="of:=MAX([.A216];[.B216])-MIN([.A216];[.B21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2">
            <text:p>20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30">
            <text:p>23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65">
            <text:p>26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0">
            <text:p>2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4">
            <text:p>23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18">
            <text:p>2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2">
            <text:p>482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01">
            <text:p>30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72">
            <text:p>2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88">
            <text:p>28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86">
            <text:p>286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806">
            <text:p>806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26">
            <text:p>22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40">
            <text:p>940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89">
            <text:p>28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57">
            <text:p>25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table:formula="of:=[.A236]&gt;[.B236]" office:value-type="boolean" office:boolean-value="false">
            <text:p>FALSE</text:p>
          </table:table-cell>
          <table:table-cell table:formula="of:=MAX([.A236];[.B236])-MIN([.A236];[.B23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14">
            <text:p>31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31">
            <text:p>23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03">
            <text:p>303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55">
            <text:p>955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71">
            <text:p>2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98">
            <text:p>19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93">
            <text:p>19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3">
            <text:p>703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94">
            <text:p>19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32">
            <text:p>23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4">
            <text:p>17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table:formula="of:=[.A256]&gt;[.B256]" office:value-type="boolean" office:boolean-value="false">
            <text:p>FALSE</text:p>
          </table:table-cell>
          <table:table-cell table:formula="of:=MAX([.A256];[.B256])-MIN([.A256];[.B256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70">
            <text:p>27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5">
            <text:p>925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table:formula="of:=[.A258]&gt;[.B258]" office:value-type="boolean" office:boolean-value="false">
            <text:p>FALSE</text:p>
          </table:table-cell>
          <table:table-cell table:formula="of:=MAX([.A258];[.B258])-MIN([.A258];[.B25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35">
            <text:p>33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91">
            <text:p>29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42">
            <text:p>24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1">
            <text:p>28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  <table:table-cell table:formula="of:=[.A266]&gt;[.B266]" office:value-type="boolean" office:boolean-value="false">
            <text:p>FALSE</text:p>
          </table:table-cell>
          <table:table-cell table:formula="of:=MAX([.A266];[.B266])-MIN([.A266];[.B26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12">
            <text:p>2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66">
            <text:p>2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2">
            <text:p>27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66">
            <text:p>866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9">
            <text:p>2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3">
            <text:p>593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964">
            <text:p>964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29">
            <text:p>12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9">
            <text:p>979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96">
            <text:p>19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00">
            <text:p>30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81">
            <text:p>281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882">
            <text:p>882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68">
            <text:p>26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9">
            <text:p>629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2">
            <text:p>23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5">
            <text:p>495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0">
            <text:p>28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6">
            <text:p>28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A290]&gt;[.B290]" office:value-type="boolean" office:boolean-value="false">
            <text:p>FALSE</text:p>
          </table:table-cell>
          <table:table-cell table:formula="of:=MAX([.A290];[.B290])-MIN([.A290];[.B29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6">
            <text:p>676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58">
            <text:p>25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5">
            <text:p>825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formula="of:=[.A293]&gt;[.B293]" office:value-type="boolean" office:boolean-value="false">
            <text:p>FALSE</text:p>
          </table:table-cell>
          <table:table-cell table:formula="of:=MAX([.A293];[.B293])-MIN([.A293];[.B293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40">
            <text:p>2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81">
            <text:p>28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88">
            <text:p>28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8">
            <text:p>438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table:formula="of:=[.A299]&gt;[.B299]" office:value-type="boolean" office:boolean-value="false">
            <text:p>FALSE</text:p>
          </table:table-cell>
          <table:table-cell table:formula="of:=MAX([.A299];[.B299])-MIN([.A299];[.B299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4">
            <text:p>264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921">
            <text:p>92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12/07/2010</text:date>, <text:time>20:2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editing-duration>PT02H41M13S</meta:editing-duration>
    <meta:editing-cycles>9</meta:editing-cycles>
    <meta:creation-date>2010-12-04T12:48:06.18</meta:creation-date>
    <meta:initial-creator>Tim Goric</meta:initial-creator>
    <dc:date>2010-12-07T20:23:45.95</dc:date>
    <dc:creator>Tim Goric</dc:creator>
    <meta:document-statistic meta:table-count="8" meta:cell-count="169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314004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83caff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13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4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99cm" svg:height="10.883cm" xlink:href=".." chart:class="chart:bar" chart:row-mapping="1 2 6 5 0 3 4" chart:style-name="ch1">
        <chart:title svg:x="8.331cm" svg:y="0.218cm" chart:style-name="ch2">
          <text:p>Utility Function Comparisons</text:p>
        </chart:title>
        <chart:legend chart:legend-position="end" svg:x="17.543cm" svg:y="3.152cm" chart:style-name="ch3"/>
        <chart:plot-area chart:style-name="ch4" table:cell-range-address="Analysis.A1:Analysis.C8" chart:data-source-has-labels="both" svg:x="0.463cm" svg:y="1.044cm" svg:width="16.618cm" svg:height="9.405cm">
          <chart:axis chart:dimension="x" chart:name="primary-x" chart:style-name="ch5">
            <chart:categories table:cell-range-address="Analysis.B1:Analysi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B3:Analysis.C3" chart:label-cell-address="Analysis.A3:Analysis.A3" chart:class="chart:bar">
            <chart:data-point chart:repeated="2"/>
          </chart:series>
          <chart:series chart:style-name="ch9" chart:values-cell-range-address="Analysis.B4:Analysis.C4" chart:label-cell-address="Analysis.A4:Analysis.A4" chart:class="chart:bar">
            <chart:data-point chart:repeated="2"/>
          </chart:series>
          <chart:series chart:style-name="ch10" chart:values-cell-range-address="Analysis.B8:Analysis.C8" chart:label-cell-address="Analysis.A8:Analysis.A8" chart:class="chart:bar">
            <chart:data-point chart:repeated="2"/>
          </chart:series>
          <chart:series chart:style-name="ch11" chart:values-cell-range-address="Analysis.B7:Analysis.C7" chart:label-cell-address="Analysis.A7:Analysis.A7" chart:class="chart:bar">
            <chart:data-point chart:repeated="2"/>
          </chart:series>
          <chart:series chart:style-name="ch12" chart:values-cell-range-address="Analysis.B2:Analysis.C2" chart:label-cell-address="Analysis.A2:Analysis.A2" chart:class="chart:bar">
            <chart:data-point chart:repeated="2"/>
          </chart:series>
          <chart:series chart:style-name="ch13" chart:values-cell-range-address="Analysis.B5:Analysis.C5" chart:label-cell-address="Analysis.A5:Analysis.A5" chart:class="chart:bar">
            <chart:data-point chart:repeated="2"/>
          </chart:series>
          <chart:series chart:style-name="ch14" chart:values-cell-range-address="Analysis.B6:Analysis.C6" chart:label-cell-address="Analysis.A6:Analysis.A6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nalysis.B1:Analysis.C1">Avg Win Margin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 text:id="Analysis.A3:Analysis.A3">Max vs Smart S</text:p>
              </table:table-cell>
              <table:table-cell office:value-type="float" office:value="40.6666666666667">
                <text:p text:id="Analysis.B3:Analysis.C3">40.666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 text:id="Analysis.A4:Analysis.A4">Max vs Use Bonus</text:p>
              </table:table-cell>
              <table:table-cell office:value-type="float" office:value="38.2533333333333">
                <text:p text:id="Analysis.B4:Analysis.C4">38.25333333333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 text:id="Analysis.A8:Analysis.A8">Max vs Smart+Common+Bonus</text:p>
              </table:table-cell>
              <table:table-cell office:value-type="float" office:value="39.91">
                <text:p text:id="Analysis.B8:Analysis.C8">39.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 text:id="Analysis.A7:Analysis.A7">Max vs Smart+SaveCommon</text:p>
              </table:table-cell>
              <table:table-cell office:value-type="float" office:value="39.15">
                <text:p text:id="Analysis.B7:Analysis.C7">39.15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 text:id="Analysis.A2:Analysis.A2">Max vs Save Common</text:p>
              </table:table-cell>
              <table:table-cell office:value-type="float" office:value="36.42">
                <text:p text:id="Analysis.B2:Analysis.C2">36.42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 text:id="Analysis.A5:Analysis.A5">Smart S vs Use Bonus</text:p>
              </table:table-cell>
              <table:table-cell office:value-type="float" office:value="38.96">
                <text:p text:id="Analysis.B5:Analysis.C5">38.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 text:id="Analysis.A6:Analysis.A6">Smart S vs Save Common</text:p>
              </table:table-cell>
              <table:table-cell office:value-type="float" office:value="37.0466666666667">
                <text:p text:id="Analysis.B6:Analysis.C6">37.0466666666667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